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3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3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3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objectwithoutfill">
      <style:graphic-properties svg:stroke-color="#000000" draw:marker-start="Arrow_20_short" draw:marker-start-width="0.305cm" draw:marker-end="Arrow_20_short" draw:marker-end-width="0.305cm" draw:fill="gradient" draw:textarea-vertical-align="middle"/>
    </style:style>
    <style:style style:name="gr64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7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3.92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25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6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7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8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6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47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2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97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9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548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7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8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9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9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29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1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564cm" fo:padding-top="0.13cm" fo:padding-bottom="0.13cm" fo:padding-left="0.25cm" fo:padding-right="0.25cm" fo:wrap-option="no-wrap" draw:shadow-color="#808080"/>
      <style:paragraph-properties style:writing-mode="lr-tb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9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6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327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3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6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17" style:family="paragraph">
      <loext:graphic-properties draw:fill="gradient"/>
      <style:paragraph-properties fo:text-align="center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19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0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2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4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5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7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28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0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3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4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5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6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39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0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2" style:family="paragraph">
      <style:paragraph-properties fo:text-align="center"/>
    </style:style>
    <style:style style:name="P43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44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47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2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4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7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8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9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1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2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3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4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6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5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cccccc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9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0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1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14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5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064cm" svg:height="2.032cm" svg:x="5.8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064cm" svg:height="2.032cm" svg:x="19.923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064cm" svg:height="2.032cm" svg:x="5.8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064cm" svg:height="1.535cm" svg:x="5.801cm" svg:y="13.904cm">
          <text:list text:style-name="L1">
            <text:list-header>
              <text:p text:style-name="P1"><text:span text:style-name="T3">Email App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064cm" svg:height="2.032cm" svg:x="19.9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064cm" svg:height="1.535cm" svg:x="19.948cm" svg:y="13.904cm">
          <text:list text:style-name="L1">
            <text:list-header>
              <text:p text:style-name="P1"><text:span text:style-name="T3">Email App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833cm" svg:y1="13.904cm" svg:x2="7.842cm" svg:y2="11.838cm" draw:start-shape="id1" draw:start-glue-point="0" draw:end-shape="id2" draw:end-glue-point="2" svg:d="M7833 13904l9-2066" svg:viewBox="0 0 10 2067">
          <text:p/>
        </draw:connector>
        <draw:connector draw:style-name="gr9" draw:text-style-name="P9" draw:layer="layout" draw:type="line" svg:x1="21.98cm" svg:y1="13.904cm" svg:x2="21.971cm" svg:y2="11.838cm" draw:start-shape="id3" draw:start-glue-point="0" draw:end-shape="id4" draw:end-glue-point="2" svg:d="M21980 13904l-9-2066" svg:viewBox="0 0 10 2067">
          <text:p/>
        </draw:connector>
        <draw:connector draw:style-name="gr9" draw:text-style-name="P9" draw:layer="layout" svg:x1="9.874cm" svg:y1="6.585cm" svg:x2="19.923cm" svg:y2="6.585cm" draw:start-shape="id5" draw:start-glue-point="1" draw:end-shape="id6" draw:end-glue-point="3" svg:d="M9874 6585h10049" svg:viewBox="0 0 10050 1">
          <text:p/>
        </draw:connector>
        <draw:connector draw:style-name="gr10" draw:text-style-name="P9" draw:layer="layout" draw:type="line" svg:x1="7.842cm" svg:y1="9.806cm" svg:x2="7.842cm" svg:y2="7.601cm" draw:start-shape="id2" draw:start-glue-point="0" draw:end-shape="id5" draw:end-glue-point="2" svg:d="M7842 9806v-2205" svg:viewBox="0 0 1 2206">
          <text:p/>
        </draw:connector>
        <draw:connector draw:style-name="gr11" draw:text-style-name="P10" draw:layer="layout" draw:type="line" svg:x1="21.971cm" svg:y1="9.806cm" svg:x2="21.955cm" svg:y2="7.601cm" draw:start-shape="id4" draw:start-glue-point="0" draw:end-shape="id6" draw:end-glue-point="2" svg:d="M21971 9806l-16-2205" svg:viewBox="0 0 17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8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1.9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7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1.8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6.331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0.5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8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0.9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874cm" svg:y1="10.822cm" svg:x2="19.939cm" svg:y2="10.822cm" draw:start-shape="id2" draw:start-glue-point="1" draw:end-shape="id4" draw:end-glue-point="3" svg:d="M9874 10822h10065" svg:viewBox="0 0 10066 1">
          <text:p/>
        </draw:connector>
      </draw:page>
      <draw:page draw:name="page2" draw:style-name="dp1" draw:master-page-name="Default">
        <draw:custom-shape draw:style-name="gr22" draw:text-style-name="P15" xml:id="id7" draw:id="id7" draw:layer="layout" svg:width="3.048cm" svg:height="1.473cm" svg:x="2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5" xml:id="id9" draw:id="id9" draw:layer="layout" svg:width="3.048cm" svg:height="1.473cm" svg:x="7.7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16" xml:id="id11" draw:id="id11" draw:layer="layout" svg:width="3.048cm" svg:height="1.473cm" svg:x="18.977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R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Retrieval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2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" draw:text-style-name="P4" xml:id="id13" draw:id="id13" draw:layer="layout" svg:width="3.048cm" svg:height="1.473cm" svg:x="23.772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1">MAA</text:span></text:p>
            </text:list-header>
            <text:list-item>
              <text:p text:style-name="P3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5" xml:id="id8" draw:id="id8" draw:layer="layout" svg:width="3.048cm" svg:height="1.473cm" svg:x="2.877cm" svg:y="15.3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5" xml:id="id10" draw:id="id10" draw:layer="layout" svg:width="3.048cm" svg:height="1.473cm" svg:x="7.777cm" svg:y="15.3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6" xml:id="id12" draw:id="id12" draw:layer="layout" svg:width="3.048cm" svg:height="1.473cm" svg:x="18.977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R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Retrieval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xml:id="id14" draw:id="id14" draw:layer="layout" svg:width="3.048cm" svg:height="1.473cm" svg:x="23.772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1">MAA</text:span></text:p>
            </text:list-header>
            <text:list-item>
              <text:p text:style-name="P3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17" xml:id="id16" draw:id="id16" draw:layer="layout" draw:type="line" svg:x1="4.401cm" svg:y1="5.345cm" svg:x2="4.401cm" svg:y2="15.372cm" draw:start-shape="id7" draw:start-glue-point="2" draw:end-shape="id8" draw:end-glue-point="0" svg:d="M4401 5345v10027" svg:viewBox="0 0 1 10028">
          <text:p/>
        </draw:connector>
        <draw:connector draw:style-name="gr32" draw:text-style-name="P17" draw:layer="layout" draw:type="line" svg:x1="9.301cm" svg:y1="5.345cm" svg:x2="9.301cm" svg:y2="15.372cm" draw:start-shape="id9" draw:start-glue-point="2" draw:end-shape="id10" draw:end-glue-point="0" svg:d="M9301 5345v10027" svg:viewBox="0 0 1 10028">
          <text:p/>
        </draw:connector>
        <draw:connector draw:style-name="gr32" draw:text-style-name="P17" xml:id="id15" draw:id="id15" draw:layer="layout" draw:type="line" svg:x1="20.501cm" svg:y1="5.343cm" svg:x2="20.501cm" svg:y2="15.37cm" draw:start-shape="id11" draw:start-glue-point="2" draw:end-shape="id12" draw:end-glue-point="0" svg:d="M20501 5343v10027" svg:viewBox="0 0 1 10028">
          <text:p/>
        </draw:connector>
        <draw:connector draw:style-name="gr32" draw:text-style-name="P17" draw:layer="layout" draw:type="line" svg:x1="25.296cm" svg:y1="5.347cm" svg:x2="25.296cm" svg:y2="15.374cm" draw:start-shape="id13" draw:start-glue-point="2" draw:end-shape="id14" draw:end-glue-point="0" svg:d="M25296 5347v10027" svg:viewBox="0 0 1 10028">
          <text:p/>
        </draw:connector>
        <draw:connector draw:style-name="gr33" draw:text-style-name="P17" draw:layer="layout" draw:type="line" svg:x1="25.282cm" svg:y1="6.35cm" svg:x2="20.507cm" svg:y2="6.35cm" svg:d="M25282 6350h-4775" svg:viewBox="0 0 4776 1">
          <text:p/>
        </draw:connector>
        <draw:connector draw:style-name="gr33" draw:text-style-name="P17" draw:layer="layout" draw:type="line" svg:x1="20.482cm" svg:y1="7.594cm" svg:x2="9.331cm" svg:y2="7.594cm" svg:d="M20482 7594h-11151" svg:viewBox="0 0 11152 1">
          <text:p/>
        </draw:connector>
        <draw:connector draw:style-name="gr34" draw:text-style-name="P17" draw:layer="layout" draw:type="line" svg:x1="9.28cm" svg:y1="8.97cm" svg:x2="20.532cm" svg:y2="8.97cm" svg:d="M9280 8970h11252" svg:viewBox="0 0 11253 1">
          <text:p/>
        </draw:connector>
        <draw:connector draw:style-name="gr33" draw:text-style-name="P17" draw:layer="layout" draw:type="line" svg:x1="20.501cm" svg:y1="10.356cm" svg:x2="4.401cm" svg:y2="10.358cm" draw:start-shape="id15" draw:start-glue-point="0" draw:end-shape="id16" draw:end-glue-point="0" svg:d="M20501 10356l-16100 2" svg:viewBox="0 0 16101 3">
          <text:p/>
        </draw:connector>
        <draw:connector draw:style-name="gr35" draw:text-style-name="P17" draw:layer="layout" draw:type="line" svg:x1="4.392cm" svg:y1="11.701cm" svg:x2="20.521cm" svg:y2="11.701cm" svg:d="M4392 11701h16129" svg:viewBox="0 0 16130 1">
          <text:p/>
        </draw:connector>
        <draw:custom-shape draw:style-name="gr3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4.062cm" svg:height="0.642cm" svg:x="9.258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8" draw:text-style-name="P7" draw:layer="layout" svg:width="5.502cm" svg:height="0.642cm" svg:x="14.838cm" svg:y="9.672cm">
          <text:list text:style-name="L1">
            <text:list-header>
              <text:p text:style-name="P6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3" draw:text-style-name="P17" draw:layer="layout" draw:type="line" svg:x1="20.482cm" svg:y1="13.094cm" svg:x2="9.331cm" svg:y2="13.094cm" svg:d="M20482 13094h-11151" svg:viewBox="0 0 11152 1">
          <text:p/>
        </draw:connector>
        <draw:connector draw:style-name="gr34" draw:text-style-name="P17" draw:layer="layout" draw:type="line" svg:x1="9.28cm" svg:y1="14.47cm" svg:x2="20.532cm" svg:y2="14.47cm" svg:d="M9280 14470h11252" svg:viewBox="0 0 11253 1">
          <text:p/>
        </draw:connector>
        <draw:custom-shape draw:style-name="gr39" draw:text-style-name="P7" draw:layer="layout" svg:width="3.216cm" svg:height="0.642cm" svg:x="9.19cm" svg:y="11.011cm">
          <text:list text:style-name="L1">
            <text:list-header>
              <text:p text:style-name="P6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0" draw:text-style-name="P7" draw:layer="layout" svg:width="5.794cm" svg:height="0.642cm" svg:x="14.793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1" draw:text-style-name="P7" draw:layer="layout" svg:width="5.713cm" svg:height="0.642cm" svg:x="9.255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3" draw:style-name="dp1" draw:master-page-name="Default">
        <draw:custom-shape draw:style-name="gr42" draw:text-style-name="P19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0" xml:id="id17" draw:id="id17" draw:layer="layout" svg:width="4.758cm" svg:height="1.535cm" svg:x="13.548cm" svg:y="4.704cm">
          <text:list text:style-name="L1">
            <text:list-header>
              <text:p text:style-name="P18"><text:span text:style-name="T2">Email App</text:span></text:p>
            </text:list-header>
            <text:list-item>
              <text:p text:style-name="P18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9" draw:layer="layout" draw:type="line" svg:x1="15.927cm" svg:y1="6.239cm" svg:x2="15.931cm" svg:y2="7.785cm" draw:start-shape="id17" draw:start-glue-point="2" draw:end-shape="id18" draw:end-glue-point="0" svg:d="M15927 6239l4 1546" svg:viewBox="0 0 5 1547">
          <text:p/>
        </draw:connector>
        <draw:custom-shape draw:style-name="gr45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6" draw:text-style-name="P19" xml:id="id25" draw:id="id25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UMA Grant</text:span></text:p>
            </text:list-header>
            <text:list-item>
              <text:p text:style-name="P18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9" xml:id="id18" draw:id="id18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Policy API</text:span></text:p>
            </text:list-header>
            <text:list-item>
              <text:p text:style-name="P18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9" xml:id="id21" draw:id="id21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Protection API</text:span></text:p>
            </text:list-header>
            <text:list-item>
              <text:p text:style-name="P18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0" xml:id="id19" draw:id="id19" draw:layer="layout" svg:width="4.758cm" svg:height="1.535cm" svg:x="13.548cm" svg:y="1.704cm">
          <text:list text:style-name="L1">
            <text:list-header>
              <text:p text:style-name="P18"><text:span text:style-name="T2">Sender</text:span></text:p>
            </text:list-header>
            <text:list-item>
              <text:p text:style-name="P18"><text:span text:style-name="T6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9" draw:layer="layout" draw:type="line" svg:x1="15.927cm" svg:y1="3.239cm" svg:x2="15.927cm" svg:y2="4.704cm" draw:start-shape="id19" draw:start-glue-point="2" draw:end-shape="id17" draw:end-glue-point="0" svg:d="M15927 3239v1465" svg:viewBox="0 0 1 1466">
          <text:p/>
        </draw:connector>
        <draw:custom-shape draw:style-name="gr50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19" xml:id="id22" draw:id="id22" draw:layer="layout" svg:width="4.42cm" svg:height="2.054cm" svg:x="2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Resource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xml:id="id24" draw:id="id24" draw:layer="layout" svg:width="4.42cm" svg:height="1.364cm" svg:x="2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Protected Resource</text:span></text:p>
            </text:list-header>
            <text:list-item>
              <text:p text:style-name="P18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9" xml:id="id20" draw:id="id20" draw:layer="layout" svg:width="4.42cm" svg:height="1.321cm" svg:x="2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Manage API</text:span></text:p>
            </text:list-header>
            <text:list-item>
              <text:p text:style-name="P18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17" draw:layer="layout" svg:x1="13.548cm" svg:y1="5.471cm" svg:x2="4.747cm" svg:y2="7.785cm" draw:start-shape="id17" draw:start-glue-point="3" draw:end-shape="id20" draw:end-glue-point="0" svg:d="M13548 5471h-8801v2314" svg:viewBox="0 0 8802 2315">
          <text:p/>
        </draw:connector>
        <draw:custom-shape draw:style-name="gr55" draw:text-style-name="P7" draw:layer="layout" svg:width="1.933cm" svg:height="0.642cm" svg:x="7.8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4" draw:text-style-name="P17" draw:layer="layout" svg:x1="10.667cm" svg:y1="10.133cm" svg:x2="6.957cm" svg:y2="10.133cm" draw:start-shape="id21" draw:start-glue-point="3" draw:end-shape="id22" draw:end-glue-point="1" svg:d="M10667 10133h-3710" svg:viewBox="0 0 3711 1">
          <text:p/>
        </draw:connector>
        <draw:custom-shape draw:style-name="gr56" draw:text-style-name="P7" draw:layer="layout" svg:width="1.814cm" svg:height="0.642cm" svg:x="7.9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20" xml:id="id23" draw:id="id23" draw:layer="layout" svg:width="4.758cm" svg:height="1.535cm" svg:x="13.548cm" svg:y="14.004cm">
          <text:list text:style-name="L1">
            <text:list-header>
              <text:p text:style-name="P18"><text:span text:style-name="T2">Mail Fetch Agent</text:span></text:p>
            </text:list-header>
            <text:list-item>
              <text:p text:style-name="P18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0" xml:id="id26" draw:id="id26" draw:layer="layout" svg:width="4.758cm" svg:height="1.535cm" svg:x="13.548cm" svg:y="17.004cm">
          <text:list text:style-name="L1">
            <text:list-header>
              <text:p text:style-name="P18"><text:span text:style-name="T2">Recipient</text:span></text:p>
            </text:list-header>
            <text:list-item>
              <text:p text:style-name="P18"><text:span text:style-name="T6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17" draw:layer="layout" svg:x1="13.548cm" svg:y1="14.771cm" svg:x2="4.747cm" svg:y2="12.513cm" draw:start-shape="id23" draw:start-glue-point="3" draw:end-shape="id24" draw:end-glue-point="2" svg:d="M13548 14771h-8801v-2258" svg:viewBox="0 0 8802 2259">
          <text:p/>
        </draw:connector>
        <draw:custom-shape draw:style-name="gr59" draw:text-style-name="P7" draw:layer="layout" svg:width="1.687cm" svg:height="0.642cm" svg:x="8.0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4" draw:text-style-name="P17" draw:layer="layout" draw:type="line" svg:x1="15.927cm" svg:y1="14.004cm" svg:x2="15.931cm" svg:y2="12.481cm" draw:start-shape="id23" draw:start-glue-point="0" draw:end-shape="id25" draw:end-glue-point="2" svg:d="M15927 14004l4-1523" svg:viewBox="0 0 5 1524">
          <text:p/>
        </draw:connector>
        <draw:custom-shape draw:style-name="gr60" draw:text-style-name="P7" draw:layer="layout" svg:width="3.749cm" svg:height="0.642cm" svg:x="15.961cm" svg:y="12.938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4" draw:text-style-name="P17" draw:layer="layout" draw:type="line" svg:x1="15.927cm" svg:y1="17.004cm" svg:x2="15.927cm" svg:y2="15.539cm" draw:start-shape="id26" draw:start-glue-point="0" draw:end-shape="id23" draw:end-glue-point="2" svg:d="M15927 17004v-1465" svg:viewBox="0 0 1 1466">
          <text:p/>
        </draw:connector>
        <draw:custom-shape draw:style-name="gr61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2" draw:text-style-name="P20" xml:id="id27" draw:id="id27" draw:layer="layout" svg:width="4.75cm" svg:height="2.054cm" svg:x="22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Email Servic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7" draw:layer="layout" svg:x1="18.306cm" svg:y1="5.471cm" svg:x2="24.931cm" svg:y2="9.106cm" draw:start-shape="id17" draw:start-glue-point="1" draw:end-shape="id27" draw:end-glue-point="0" svg:d="M18306 5471h6625v3635" svg:viewBox="0 0 6626 3636">
          <text:p/>
        </draw:connector>
        <draw:connector draw:style-name="gr64" draw:text-style-name="P17" draw:layer="layout" svg:x1="24.931cm" svg:y1="11.16cm" svg:x2="18.306cm" svg:y2="14.771cm" draw:start-shape="id27" draw:start-glue-point="2" draw:end-shape="id23" draw:end-glue-point="1" svg:d="M24931 11160v3611h-6625" svg:viewBox="0 0 6626 3612">
          <text:p/>
        </draw:connector>
        <draw:custom-shape draw:style-name="gr65" draw:text-style-name="P7" draw:layer="layout" svg:width="1.311cm" svg:height="0.642cm" svg:x="20.809cm" svg:y="4.835cm">
          <text:list text:style-name="L1">
            <text:list-header>
              <text:p text:style-name="P6"><text:span text:style-name="T2">syn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6" draw:text-style-name="P7" draw:layer="layout" svg:width="1.721cm" svg:height="0.642cm" svg:x="20.797cm" svg:y="14.056cm">
          <text:list text:style-name="L1">
            <text:list-header>
              <text:p text:style-name="P6"><text:span text:style-name="T2">handl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7" draw:text-style-name="P19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0" xml:id="id28" draw:id="id28" draw:layer="layout" svg:width="4.758cm" svg:height="1.535cm" svg:x="13.548cm" svg:y="4.704cm">
          <text:list text:style-name="L1">
            <text:list-header>
              <text:p text:style-name="P18"><text:span text:style-name="T2">Email App</text:span></text:p>
            </text:list-header>
            <text:list-item>
              <text:p text:style-name="P18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9" draw:layer="layout" draw:type="line" svg:x1="15.927cm" svg:y1="6.239cm" svg:x2="15.931cm" svg:y2="7.785cm" draw:start-shape="id28" draw:start-glue-point="2" draw:end-shape="id29" draw:end-glue-point="0" svg:d="M15927 6239l4 1546" svg:viewBox="0 0 5 1547">
          <text:p/>
        </draw:connector>
        <draw:custom-shape draw:style-name="gr69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0" draw:text-style-name="P19" xml:id="id36" draw:id="id36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UMA Grant</text:span></text:p>
            </text:list-header>
            <text:list-item>
              <text:p text:style-name="P18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19" xml:id="id29" draw:id="id29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Policy API</text:span></text:p>
            </text:list-header>
            <text:list-item>
              <text:p text:style-name="P18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9" xml:id="id32" draw:id="id32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Protection API</text:span></text:p>
            </text:list-header>
            <text:list-item>
              <text:p text:style-name="P18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0" xml:id="id30" draw:id="id30" draw:layer="layout" svg:width="4.758cm" svg:height="1.535cm" svg:x="13.548cm" svg:y="1.704cm">
          <text:list text:style-name="L1">
            <text:list-header>
              <text:p text:style-name="P18"><text:span text:style-name="T2">Sender</text:span></text:p>
            </text:list-header>
            <text:list-item>
              <text:p text:style-name="P18"><text:span text:style-name="T6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9" draw:layer="layout" draw:type="line" svg:x1="15.927cm" svg:y1="3.239cm" svg:x2="15.927cm" svg:y2="4.704cm" draw:start-shape="id30" draw:start-glue-point="2" draw:end-shape="id28" draw:end-glue-point="0" svg:d="M15927 3239v1465" svg:viewBox="0 0 1 1466">
          <text:p/>
        </draw:connector>
        <draw:custom-shape draw:style-name="gr74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5" draw:text-style-name="P19" xml:id="id33" draw:id="id33" draw:layer="layout" svg:width="5.588cm" svg:height="2.054cm" svg:x="2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Resource Server</text:span></text:p>
            </text:list-header>
            <text:list-item>
              <text:p text:style-name="P18"><text:span text:style-name="T2">(Records Storage &amp; Retrieval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19" xml:id="id35" draw:id="id35" draw:layer="layout" svg:width="5.588cm" svg:height="1.364cm" svg:x="2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Protected Resource</text:span></text:p>
            </text:list-header>
            <text:list-item>
              <text:p text:style-name="P18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9" xml:id="id31" draw:id="id31" draw:layer="layout" svg:width="5.588cm" svg:height="1.321cm" svg:x="2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Manage API</text:span></text:p>
            </text:list-header>
            <text:list-item>
              <text:p text:style-name="P18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17" draw:layer="layout" svg:x1="13.548cm" svg:y1="5.471cm" svg:x2="5.331cm" svg:y2="7.785cm" draw:start-shape="id28" draw:start-glue-point="3" draw:end-shape="id31" draw:end-glue-point="0" svg:d="M13548 5471h-8217v2314" svg:viewBox="0 0 8218 2315">
          <text:p/>
        </draw:connector>
        <draw:custom-shape draw:style-name="gr78" draw:text-style-name="P7" draw:layer="layout" svg:width="1.933cm" svg:height="0.642cm" svg:x="8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4" draw:text-style-name="P17" draw:layer="layout" svg:x1="10.667cm" svg:y1="10.133cm" svg:x2="8.125cm" svg:y2="10.133cm" draw:start-shape="id32" draw:start-glue-point="3" draw:end-shape="id33" draw:end-glue-point="1" svg:d="M10667 10133h-2542" svg:viewBox="0 0 2543 1">
          <text:p/>
        </draw:connector>
        <draw:custom-shape draw:style-name="gr79" draw:text-style-name="P7" draw:layer="layout" svg:width="1.814cm" svg:height="0.642cm" svg:x="8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20" xml:id="id34" draw:id="id34" draw:layer="layout" svg:width="4.758cm" svg:height="1.535cm" svg:x="13.548cm" svg:y="14.004cm">
          <text:list text:style-name="L1">
            <text:list-header>
              <text:p text:style-name="P18"><text:span text:style-name="T2">Mail Retrieval Agent</text:span></text:p>
            </text:list-header>
            <text:list-item>
              <text:p text:style-name="P18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0" xml:id="id37" draw:id="id37" draw:layer="layout" svg:width="4.758cm" svg:height="1.535cm" svg:x="13.548cm" svg:y="17.004cm">
          <text:list text:style-name="L1">
            <text:list-header>
              <text:p text:style-name="P18"><text:span text:style-name="T2">Recipient</text:span></text:p>
            </text:list-header>
            <text:list-item>
              <text:p text:style-name="P18"><text:span text:style-name="T6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17" draw:layer="layout" svg:x1="13.548cm" svg:y1="14.771cm" svg:x2="5.331cm" svg:y2="12.513cm" draw:start-shape="id34" draw:start-glue-point="3" draw:end-shape="id35" draw:end-glue-point="2" svg:d="M13548 14771h-8217v-2258" svg:viewBox="0 0 8218 2259">
          <text:p/>
        </draw:connector>
        <draw:custom-shape draw:style-name="gr82" draw:text-style-name="P7" draw:layer="layout" svg:width="1.687cm" svg:height="0.642cm" svg:x="8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4" draw:text-style-name="P17" draw:layer="layout" draw:type="line" svg:x1="15.927cm" svg:y1="14.004cm" svg:x2="15.931cm" svg:y2="12.481cm" draw:start-shape="id34" draw:start-glue-point="0" draw:end-shape="id36" draw:end-glue-point="2" svg:d="M15927 14004l4-1523" svg:viewBox="0 0 5 1524">
          <text:p/>
        </draw:connector>
        <draw:custom-shape draw:style-name="gr83" draw:text-style-name="P7" draw:layer="layout" svg:width="3.749cm" svg:height="0.642cm" svg:x="15.961cm" svg:y="12.938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4" draw:text-style-name="P17" draw:layer="layout" draw:type="line" svg:x1="15.927cm" svg:y1="17.004cm" svg:x2="15.927cm" svg:y2="15.539cm" draw:start-shape="id37" draw:start-glue-point="0" draw:end-shape="id34" draw:end-glue-point="2" svg:d="M15927 17004v-1465" svg:viewBox="0 0 1 1466">
          <text:p/>
        </draw:connector>
        <draw:custom-shape draw:style-name="gr84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0" xml:id="id38" draw:id="id38" draw:layer="layout" svg:width="5.588cm" svg:height="2.054cm" svg:x="21.7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Email Service</text:span></text:p>
            </text:list-header>
            <text:list-item>
              <text:p text:style-name="P18"><text:span text:style-name="T2">(IMAP Prox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7" draw:layer="layout" svg:x1="18.306cm" svg:y1="5.471cm" svg:x2="24.55cm" svg:y2="9.106cm" draw:start-shape="id28" draw:start-glue-point="1" draw:end-shape="id38" draw:end-glue-point="0" svg:d="M18306 5471h6244v3635" svg:viewBox="0 0 6245 3636">
          <text:p/>
        </draw:connector>
        <draw:connector draw:style-name="gr64" draw:text-style-name="P17" draw:layer="layout" svg:x1="24.55cm" svg:y1="11.16cm" svg:x2="18.306cm" svg:y2="14.771cm" draw:start-shape="id38" draw:start-glue-point="2" draw:end-shape="id34" draw:end-glue-point="1" svg:d="M24550 11160v3611h-6244" svg:viewBox="0 0 6245 3612">
          <text:p/>
        </draw:connector>
        <draw:custom-shape draw:style-name="gr86" draw:text-style-name="P7" draw:layer="layout" svg:width="1.311cm" svg:height="0.642cm" svg:x="20.709cm" svg:y="4.835cm">
          <text:list text:style-name="L1">
            <text:list-header>
              <text:p text:style-name="P6"><text:span text:style-name="T2">syn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7" draw:text-style-name="P7" draw:layer="layout" svg:width="1.721cm" svg:height="0.642cm" svg:x="20.697cm" svg:y="14.056cm">
          <text:list text:style-name="L1">
            <text:list-header>
              <text:p text:style-name="P6"><text:span text:style-name="T2">handl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8" draw:text-style-name="P19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9" draw:text-style-name="P20" xml:id="id39" draw:id="id39" draw:layer="layout" svg:width="4.758cm" svg:height="1.535cm" svg:x="13.548cm" svg:y="4.704cm">
          <text:list text:style-name="L1">
            <text:list-header>
              <text:p text:style-name="P18"><text:span text:style-name="T2">Email App</text:span></text:p>
            </text:list-header>
            <text:list-item>
              <text:p text:style-name="P18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9" draw:layer="layout" draw:type="line" svg:x1="15.927cm" svg:y1="6.239cm" svg:x2="15.931cm" svg:y2="7.785cm" draw:start-shape="id39" draw:start-glue-point="2" draw:end-shape="id40" draw:end-glue-point="0" svg:d="M15927 6239l4 1546" svg:viewBox="0 0 5 1547">
          <text:p/>
        </draw:connector>
        <draw:custom-shape draw:style-name="gr90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1" draw:text-style-name="P19" xml:id="id47" draw:id="id4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1"><text:span text:style-name="T2">UMA Grant</text:span></text:p>
            </text:list-header>
            <text:list-item>
              <text:p text:style-name="P21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9" xml:id="id40" draw:id="id4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Policy API</text:span></text:p>
            </text:list-header>
            <text:list-item>
              <text:p text:style-name="P18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19" xml:id="id43" draw:id="id4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Protection API</text:span></text:p>
            </text:list-header>
            <text:list-item>
              <text:p text:style-name="P18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0" xml:id="id41" draw:id="id41" draw:layer="layout" svg:width="4.758cm" svg:height="1.535cm" svg:x="13.548cm" svg:y="1.704cm">
          <text:list text:style-name="L1">
            <text:list-header>
              <text:p text:style-name="P18"><text:span text:style-name="T2">Sender</text:span></text:p>
            </text:list-header>
            <text:list-item>
              <text:p text:style-name="P18"><text:span text:style-name="T6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9" draw:layer="layout" draw:type="line" svg:x1="15.927cm" svg:y1="3.239cm" svg:x2="15.927cm" svg:y2="4.704cm" draw:start-shape="id41" draw:start-glue-point="2" draw:end-shape="id39" draw:end-glue-point="0" svg:d="M15927 3239v1465" svg:viewBox="0 0 1 1466">
          <text:p/>
        </draw:connector>
        <draw:custom-shape draw:style-name="gr95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19" xml:id="id44" draw:id="id44" draw:layer="layout" svg:width="4.42cm" svg:height="2.054cm" svg:x="2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Resource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9" xml:id="id46" draw:id="id46" draw:layer="layout" svg:width="4.42cm" svg:height="1.364cm" svg:x="2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1"><text:span text:style-name="T2">Protected Resource</text:span></text:p>
            </text:list-header>
            <text:list-item>
              <text:p text:style-name="P21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9" xml:id="id42" draw:id="id42" draw:layer="layout" svg:width="4.42cm" svg:height="1.321cm" svg:x="2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Manage API</text:span></text:p>
            </text:list-header>
            <text:list-item>
              <text:p text:style-name="P18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17" draw:layer="layout" svg:x1="13.548cm" svg:y1="5.471cm" svg:x2="4.747cm" svg:y2="7.785cm" draw:start-shape="id39" draw:start-glue-point="3" draw:end-shape="id42" draw:end-glue-point="0" svg:d="M13548 5471h-8801v2314" svg:viewBox="0 0 8802 2315">
          <text:p/>
        </draw:connector>
        <draw:custom-shape draw:style-name="gr99" draw:text-style-name="P7" draw:layer="layout" svg:width="1.933cm" svg:height="0.642cm" svg:x="7.8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4" draw:text-style-name="P17" draw:layer="layout" svg:x1="10.667cm" svg:y1="10.133cm" svg:x2="6.957cm" svg:y2="10.133cm" draw:start-shape="id43" draw:start-glue-point="3" draw:end-shape="id44" draw:end-glue-point="1" svg:d="M10667 10133h-3710" svg:viewBox="0 0 3711 1">
          <text:p/>
        </draw:connector>
        <draw:custom-shape draw:style-name="gr100" draw:text-style-name="P7" draw:layer="layout" svg:width="1.814cm" svg:height="0.642cm" svg:x="7.9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0" xml:id="id45" draw:id="id45" draw:layer="layout" svg:width="4.758cm" svg:height="1.535cm" svg:x="13.548cm" svg:y="14.004cm">
          <text:list text:style-name="L1">
            <text:list-header>
              <text:p text:style-name="P21"><text:span text:style-name="T2">Storage &amp; Retrieval Agent</text:span></text:p>
            </text:list-header>
            <text:list-item>
              <text:p text:style-name="P21"><text:span text:style-name="T6">(</text:span><text:span text:style-name="T2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20" xml:id="id48" draw:id="id48" draw:layer="layout" svg:width="4.758cm" svg:height="1.535cm" svg:x="13.548cm" svg:y="17.004cm">
          <text:list text:style-name="L1">
            <text:list-header>
              <text:p text:style-name="P18"><text:span text:style-name="T2">Recipient</text:span></text:p>
            </text:list-header>
            <text:list-item>
              <text:p text:style-name="P18"><text:span text:style-name="T6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4" draw:text-style-name="P17" draw:layer="layout" svg:x1="13.548cm" svg:y1="14.771cm" svg:x2="4.747cm" svg:y2="12.513cm" draw:start-shape="id45" draw:start-glue-point="3" draw:end-shape="id46" draw:end-glue-point="2" svg:d="M13548 14771h-8801v-2258" svg:viewBox="0 0 8802 2259">
          <text:p/>
        </draw:connector>
        <draw:custom-shape draw:style-name="gr103" draw:text-style-name="P7" draw:layer="layout" svg:width="1.687cm" svg:height="0.642cm" svg:x="8.0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4" draw:text-style-name="P17" draw:layer="layout" draw:type="line" svg:x1="15.927cm" svg:y1="14.004cm" svg:x2="15.931cm" svg:y2="12.481cm" draw:start-shape="id45" draw:start-glue-point="0" draw:end-shape="id47" draw:end-glue-point="2" svg:d="M15927 14004l4-1523" svg:viewBox="0 0 5 1524">
          <text:p/>
        </draw:connector>
        <draw:connector draw:style-name="gr54" draw:text-style-name="P17" draw:layer="layout" draw:type="line" svg:x1="15.927cm" svg:y1="17.004cm" svg:x2="15.927cm" svg:y2="15.539cm" draw:start-shape="id48" draw:start-glue-point="0" draw:end-shape="id45" draw:end-glue-point="2" svg:d="M15927 17004v-1465" svg:viewBox="0 0 1 1466">
          <text:p/>
        </draw:connector>
        <draw:custom-shape draw:style-name="gr104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20" xml:id="id49" draw:id="id49" draw:layer="layout" svg:width="4.75cm" svg:height="2.054cm" svg:x="22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8"><text:span text:style-name="T2">Email Service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3" draw:text-style-name="P17" draw:layer="layout" svg:x1="18.306cm" svg:y1="5.471cm" svg:x2="24.931cm" svg:y2="9.106cm" draw:start-shape="id39" draw:start-glue-point="1" draw:end-shape="id49" draw:end-glue-point="0" svg:d="M18306 5471h6625v3635" svg:viewBox="0 0 6626 3636">
          <text:p/>
        </draw:connector>
        <draw:connector draw:style-name="gr63" draw:text-style-name="P17" draw:layer="layout" svg:x1="24.931cm" svg:y1="11.16cm" svg:x2="18.306cm" svg:y2="14.771cm" draw:start-shape="id49" draw:start-glue-point="2" draw:end-shape="id45" draw:end-glue-point="1" svg:d="M24931 11160v3611h-6625" svg:viewBox="0 0 6626 3612">
          <text:p/>
        </draw:connector>
        <draw:custom-shape draw:style-name="gr106" draw:text-style-name="P7" draw:layer="layout" svg:width="1.311cm" svg:height="0.642cm" svg:x="20.809cm" svg:y="4.835cm">
          <text:list text:style-name="L1">
            <text:list-header>
              <text:p text:style-name="P6"><text:span text:style-name="T2">syn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7" draw:text-style-name="P7" draw:layer="layout" svg:width="1.311cm" svg:height="0.642cm" svg:x="21.003cm" svg:y="14.056cm">
          <text:list text:style-name="L1">
            <text:list-header>
              <text:p text:style-name="P6"><text:span text:style-name="T2">sync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8" draw:text-style-name="P7" draw:layer="layout" svg:width="3.749cm" svg:height="0.642cm" svg:x="15.961cm" svg:y="12.938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09" draw:text-style-name="P24" xml:id="id58" draw:id="id58" draw:layer="layout" svg:width="3.048cm" svg:height="1.473cm" svg:x="4.877cm" svg:y="6.669cm">
          <text:list text:style-name="L1">
            <text:list-header>
              <text:p text:style-name="P22"><text:span text:style-name="T1">MTA</text:span></text:p>
            </text:list-header>
            <text:list-item>
              <text:p text:style-name="P23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7" xml:id="id59" draw:id="id59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5"><text:span text:style-name="T7">MAA</text:span></text:p>
            </text:list-header>
            <text:list-item>
              <text:p text:style-name="P26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28" xml:id="id60" draw:id="id60" draw:layer="layout" svg:width="3.048cm" svg:height="1.473cm" svg:x="21.832cm" svg:y="6.669cm">
          <text:list text:style-name="L1">
            <text:list-header>
              <text:p text:style-name="P23"><text:span text:style-name="T1">MTA</text:span></text:p>
            </text:list-header>
            <text:list-item>
              <text:p text:style-name="P23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12" draw:text-style-name="P30" draw:layer="layout" svg:width="2.479cm" svg:height="0.642cm" svg:x="14.906cm" svg:y="5.354cm">
          <text:list text:style-name="L1">
            <text:list-header>
              <text:p text:style-name="P29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3" draw:text-style-name="P28" xml:id="id50" draw:id="id50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3"><text:span text:style-name="T1">MAA</text:span></text:p>
            </text:list-header>
            <text:list-item>
              <text:p text:style-name="P23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1" draw:layer="layout" svg:width="3.048cm" svg:height="1.473cm" svg:x="4.877cm" svg:y="3.872cm">
          <text:list text:style-name="L1">
            <text:list-header>
              <text:p text:style-name="P23"><text:span text:style-name="T1">UMA</text:span></text:p>
            </text:list-header>
            <text:list-item>
              <text:p text:style-name="P2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32" draw:layer="layout" svg:width="3.048cm" svg:height="1.473cm" svg:x="21.879cm" svg:y="3.872cm">
          <text:list text:style-name="L1">
            <text:list-header>
              <text:p text:style-name="P26"><text:span text:style-name="T7">UMA</text:span></text:p>
            </text:list-header>
            <text:list-item>
              <text:p text:style-name="P26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33" xml:id="id53" draw:id="id53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2"><text:span text:style-name="T1">UMA</text:span></text:p>
            </text:list-header>
            <text:list-item>
              <text:p text:style-name="P22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7" draw:text-style-name="P24" xml:id="id56" draw:id="id56" draw:layer="layout" svg:width="3.048cm" svg:height="1.535cm" svg:x="4.877cm" svg:y="15.004cm">
          <text:list text:style-name="L1">
            <text:list-header>
              <text:p text:style-name="P22"><text:span text:style-name="T3">Email App</text:span></text:p>
            </text:list-header>
            <text:list-item>
              <text:p text:style-name="P22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34" xml:id="id61" draw:id="id61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6"><text:span text:style-name="T9">UMA/MRA</text:span></text:p>
            </text:list-header>
            <text:list-item>
              <text:p text:style-name="P26"><text:span text:style-name="T8">Requesting Party Client</text:span></text:p>
            </text:list-item>
            <text:list-item>
              <text:p text:style-name="P26"><text:span text:style-name="T8">Mail Retrieval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9" draw:layer="layout" draw:type="line" svg:x1="18.696cm" svg:y1="10.047cm" svg:x2="18.701cm" svg:y2="11.204cm" draw:start-shape="id50" draw:start-glue-point="2" draw:end-shape="id51" draw:end-glue-point="0" svg:d="M18696 10047l5 1157" svg:viewBox="0 0 6 1158">
          <text:p/>
        </draw:connector>
        <draw:custom-shape draw:style-name="gr120" draw:text-style-name="P33" xml:id="id55" draw:id="id55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2"><text:span text:style-name="T1">UMA</text:span></text:p>
            </text:list-header>
            <text:list-item>
              <text:p text:style-name="P22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35" xml:id="id51" draw:id="id51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3"><text:span text:style-name="T5">UMA/MRA</text:span></text:p>
            </text:list-header>
            <text:list-item>
              <text:p text:style-name="P23"><text:span text:style-name="T4">Requesting Party Client</text:span></text:p>
            </text:list-item>
            <text:list-item>
              <text:p text:style-name="P23"><text:span text:style-name="T4">Mail Retrieval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24" xml:id="id57" draw:id="id57" draw:layer="layout" svg:width="3.048cm" svg:height="1.535cm" svg:x="21.877cm" svg:y="15.004cm">
          <text:list text:style-name="L1">
            <text:list-header>
              <text:p text:style-name="P22"><text:span text:style-name="T3">Email App</text:span></text:p>
            </text:list-header>
            <text:list-item>
              <text:p text:style-name="P22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6" xml:id="id54" draw:id="id54" draw:layer="layout" svg:width="1.932cm" svg:height="1.889cm" svg:x="25.775cm" svg:y="11.03cm">
          <text:list text:style-name="L1">
            <text:list-header>
              <text:p text:style-name="P23"><text:span text:style-name="T3">Data</text:span></text:p>
              <text:p text:style-name="P23"><text:span text:style-name="T1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4" draw:text-style-name="P36" xml:id="id52" draw:id="id52" draw:layer="layout" svg:width="1.923cm" svg:height="1.872cm" svg:x="2.11cm" svg:y="11.03cm">
          <text:list text:style-name="L1">
            <text:list-header>
              <text:p text:style-name="P23"><text:span text:style-name="T3">Data</text:span></text:p>
              <text:p text:style-name="P23"><text:span text:style-name="T1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2" draw:start-glue-point="8" draw:end-shape="id53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54" draw:start-glue-point="8" draw:end-shape="id55" draw:end-glue-point="1" svg:d="M25775 11974l-850-3" svg:viewBox="0 0 851 4">
          <text:p/>
        </draw:connector>
        <draw:connector draw:style-name="gr44" draw:text-style-name="P9" draw:layer="layout" draw:type="line" svg:x1="6.401cm" svg:y1="15.004cm" svg:x2="6.401cm" svg:y2="12.739cm" draw:start-shape="id56" draw:start-glue-point="0" draw:end-shape="id53" draw:end-glue-point="2" svg:d="M6401 15004v-2265" svg:viewBox="0 0 1 2266">
          <text:p/>
        </draw:connector>
        <draw:connector draw:style-name="gr125" draw:text-style-name="P9" draw:layer="layout" draw:type="line" svg:x1="23.401cm" svg:y1="15.004cm" svg:x2="23.401cm" svg:y2="12.739cm" draw:start-shape="id57" draw:start-glue-point="0" draw:end-shape="id55" draw:end-glue-point="2" svg:d="M23401 15004v-2265" svg:viewBox="0 0 1 2266">
          <text:p/>
        </draw:connector>
        <draw:connector draw:style-name="gr126" draw:text-style-name="P10" draw:layer="layout" svg:x1="7.925cm" svg:y1="7.405cm" svg:x2="11.101cm" svg:y2="8.57cm" draw:start-shape="id58" draw:start-glue-point="1" draw:end-shape="id59" draw:end-glue-point="0" svg:d="M7925 7405h3176v1165" svg:viewBox="0 0 3177 1166">
          <text:p/>
        </draw:connector>
        <draw:connector draw:style-name="gr119" draw:text-style-name="P9" draw:layer="layout" svg:x1="21.832cm" svg:y1="7.405cm" svg:x2="18.696cm" svg:y2="8.574cm" draw:start-shape="id60" draw:start-glue-point="3" draw:end-shape="id50" draw:end-glue-point="0" svg:d="M21832 7405h-3136v1169" svg:viewBox="0 0 3137 1170">
          <text:p/>
        </draw:connector>
        <draw:connector draw:style-name="gr44" draw:text-style-name="P9" draw:layer="layout" svg:x1="6.401cm" svg:y1="6.669cm" svg:x2="23.356cm" svg:y2="6.669cm" draw:start-shape="id58" draw:start-glue-point="0" draw:end-shape="id60" draw:end-glue-point="0" svg:d="M6401 6669v-514h16955v514" svg:viewBox="0 0 16956 515">
          <text:p/>
        </draw:connector>
        <draw:connector draw:style-name="gr119" draw:text-style-name="P9" draw:layer="layout" draw:type="line" svg:x1="6.401cm" svg:y1="11.204cm" svg:x2="6.401cm" svg:y2="8.142cm" draw:start-shape="id53" draw:start-glue-point="0" draw:end-shape="id58" draw:end-glue-point="2" svg:d="M6401 11204v-3062" svg:viewBox="0 0 1 3063">
          <text:p/>
        </draw:connector>
        <draw:connector draw:style-name="gr126" draw:text-style-name="P10" draw:layer="layout" svg:x1="11.101cm" svg:y1="10.043cm" svg:x2="11.101cm" svg:y2="11.204cm" draw:start-shape="id59" draw:start-glue-point="2" draw:end-shape="id61" draw:end-glue-point="0" svg:d="M11101 10043v1161" svg:viewBox="0 0 1 1162">
          <text:p/>
        </draw:connector>
        <draw:connector draw:style-name="gr127" draw:text-style-name="P9" draw:layer="layout" draw:type="line" svg:x1="9.577cm" svg:y1="11.971cm" svg:x2="7.925cm" svg:y2="11.971cm" draw:start-shape="id61" draw:start-glue-point="3" draw:end-shape="id53" draw:end-glue-point="1" svg:d="M9577 11971h-1652" svg:viewBox="0 0 1653 1">
          <text:p/>
        </draw:connector>
        <draw:connector draw:style-name="gr126" draw:text-style-name="P10" draw:layer="layout" draw:type="line" svg:x1="23.401cm" svg:y1="11.204cm" svg:x2="23.356cm" svg:y2="8.142cm" draw:start-shape="id55" draw:start-glue-point="0" draw:end-shape="id60" draw:end-glue-point="2" svg:d="M23401 11204l-45-3062" svg:viewBox="0 0 46 3063">
          <text:p/>
        </draw:connector>
        <draw:connector draw:style-name="gr119" draw:text-style-name="P9" draw:layer="layout" draw:type="line" svg:x1="20.225cm" svg:y1="11.971cm" svg:x2="21.877cm" svg:y2="11.971cm" draw:start-shape="id51" draw:start-glue-point="1" draw:end-shape="id55" draw:end-glue-point="3" svg:d="M20225 11971h1652" svg:viewBox="0 0 1653 1">
          <text:p/>
        </draw:connector>
        <draw:connector draw:style-name="gr128" draw:text-style-name="P9" draw:layer="layout" draw:type="lines" draw:line-skew="0.824cm 0.824cm" svg:x1="22.661cm" svg:y1="12.739cm" svg:x2="11.101cm" svg:y2="12.739cm" draw:start-shape="id55" draw:start-glue-point="5" draw:end-shape="id61" draw:end-glue-point="2" svg:d="M22661 12739v1336h-11560v-1336" svg:viewBox="0 0 11561 1337">
          <text:p/>
        </draw:connector>
        <draw:custom-shape draw:style-name="gr129" draw:text-style-name="P38" draw:layer="layout" svg:width="2.195cm" svg:height="0.642cm" svg:x="14.958cm" svg:y="12.478cm">
          <text:list text:style-name="L1">
            <text:list-header>
              <text:p text:style-name="P37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0" draw:layer="layout" svg:width="1.497cm" svg:height="0.642cm" svg:x="6.425cm" svg:y="9.426cm">
          <text:list text:style-name="L1">
            <text:list-header>
              <text:p text:style-name="P2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40" draw:layer="layout" svg:width="1.497cm" svg:height="0.642cm" svg:x="23.429cm" svg:y="9.438cm">
          <text:list text:style-name="L1">
            <text:list-header>
              <text:p text:style-name="P39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40" draw:layer="layout" svg:width="2.487cm" svg:height="0.642cm" svg:x="11.091cm" svg:y="10.196cm">
          <text:list text:style-name="L1">
            <text:list-header>
              <text:p text:style-name="P39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0" draw:layer="layout" svg:width="2.487cm" svg:height="0.642cm" svg:x="18.694cm" svg:y="10.208cm">
          <text:list text:style-name="L1">
            <text:list-header>
              <text:p text:style-name="P29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40" draw:layer="layout" svg:width="1.408cm" svg:height="0.642cm" svg:x="8.065cm" svg:y="11.29cm">
          <text:list text:style-name="L1">
            <text:list-header>
              <text:p text:style-name="P39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0" draw:layer="layout" svg:width="1.408cm" svg:height="0.642cm" svg:x="20.279cm" svg:y="11.302cm">
          <text:list text:style-name="L1">
            <text:list-header>
              <text:p text:style-name="P2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0" draw:layer="layout" svg:width="1.497cm" svg:height="0.642cm" svg:x="19.633cm" svg:y="6.75cm">
          <text:list text:style-name="L1">
            <text:list-header>
              <text:p text:style-name="P2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30" draw:layer="layout" svg:width="1.408cm" svg:height="0.642cm" svg:x="6.379cm" svg:y="13.602cm">
          <text:list text:style-name="L1">
            <text:list-header>
              <text:p text:style-name="P2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0" draw:layer="layout" svg:width="1.408cm" svg:height="0.642cm" svg:x="23.393cm" svg:y="13.614cm">
          <text:list text:style-name="L1">
            <text:list-header>
              <text:p text:style-name="P2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0" draw:layer="layout" svg:width="3.093cm" svg:height="0.642cm" svg:x="4.832cm" svg:y="16.935cm">
          <text:list text:style-name="L1">
            <text:list-header>
              <text:p text:style-name="P29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0" draw:text-style-name="P30" draw:layer="layout" svg:width="2.907cm" svg:height="0.642cm" svg:x="22.028cm" svg:y="16.944cm">
          <text:list text:style-name="L1">
            <text:list-header>
              <text:p text:style-name="P29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1" draw:text-style-name="P30" draw:layer="layout" svg:width="1.937cm" svg:height="0.642cm" svg:x="5.505cm" svg:y="3.169cm">
          <text:list text:style-name="L1">
            <text:list-header>
              <text:p text:style-name="P2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30" draw:layer="layout" svg:width="1.912cm" svg:height="0.642cm" svg:x="22.412cm" svg:y="3.21cm">
          <text:list text:style-name="L1">
            <text:list-header>
              <text:p text:style-name="P2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3" draw:text-style-name="P9" draw:layer="layout" svg:x1="7.166cm" svg:y1="12.733cm" svg:x2="18.701cm" svg:y2="12.739cm" draw:start-shape="id53" draw:start-glue-point="5" draw:end-shape="id51" draw:end-glue-point="2" svg:d="M7166 12733v518h11535v-512" svg:viewBox="0 0 11536 519">
          <text:p/>
        </draw:connector>
        <draw:custom-shape draw:style-name="gr144" draw:text-style-name="P41" draw:layer="layout" svg:width="2.195cm" svg:height="0.642cm" svg:x="14.96cm" svg:y="13.487cm">
          <text:list text:style-name="L1">
            <text:list-header>
              <text:p text:style-name="P39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5" draw:text-style-name="P41" draw:layer="layout" svg:width="1.497cm" svg:height="0.642cm" svg:x="8.937cm" svg:y="6.762cm">
          <text:list text:style-name="L1">
            <text:list-header>
              <text:p text:style-name="P39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6" draw:text-style-name="P43" draw:layer="layout" svg:x1="12.068cm" svg:y1="7.024cm" svg:x2="17.412cm" svg:y2="7.024cm">
          <text:p text:style-name="P42"><text:span text:style-name="T12">Mail Trust</text:span></text:p>
        </draw:line>
        <draw:g>
          <draw:polygon draw:style-name="gr147" draw:text-style-name="P44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48" draw:text-style-name="P46" draw:layer="layout" svg:width="3.398cm" svg:height="0.705cm" svg:x="13.083cm" svg:y="10.277cm">
          <text:list text:style-name="L1">
            <text:list-header>
              <text:p text:style-name="P45"><text:span text:style-name="T13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9" draw:text-style-name="P43" draw:layer="layout" svg:x1="12.058cm" svg:y1="14.936cm" svg:x2="17.402cm" svg:y2="14.936cm">
          <text:p text:style-name="P42"><text:span text:style-name="T12">UMA Trust</text:span></text:p>
        </draw:line>
      </draw:page>
      <draw:page draw:name="page7" draw:style-name="dp1" draw:master-page-name="Default">
        <draw:custom-shape draw:style-name="gr150" draw:text-style-name="P24" xml:id="id70" draw:id="id70" draw:layer="layout" svg:width="3.048cm" svg:height="1.473cm" svg:x="4.877cm" svg:y="6.669cm">
          <text:list text:style-name="L1">
            <text:list-header>
              <text:p text:style-name="P22"><text:span text:style-name="T1">MTA</text:span></text:p>
            </text:list-header>
            <text:list-item>
              <text:p text:style-name="P23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27" xml:id="id71" draw:id="id71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5"><text:span text:style-name="T7">MAA</text:span></text:p>
            </text:list-header>
            <text:list-item>
              <text:p text:style-name="P26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28" xml:id="id72" draw:id="id72" draw:layer="layout" svg:width="3.048cm" svg:height="1.473cm" svg:x="21.832cm" svg:y="6.669cm">
          <text:list text:style-name="L1">
            <text:list-header>
              <text:p text:style-name="P23"><text:span text:style-name="T1">MTA</text:span></text:p>
            </text:list-header>
            <text:list-item>
              <text:p text:style-name="P23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53" draw:text-style-name="P30" draw:layer="layout" svg:width="2.479cm" svg:height="0.642cm" svg:x="14.906cm" svg:y="5.354cm">
          <text:list text:style-name="L1">
            <text:list-header>
              <text:p text:style-name="P29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4" draw:text-style-name="P28" xml:id="id62" draw:id="id62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3"><text:span text:style-name="T1">MAA</text:span></text:p>
            </text:list-header>
            <text:list-item>
              <text:p text:style-name="P23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1" draw:layer="layout" svg:width="3.048cm" svg:height="1.473cm" svg:x="4.877cm" svg:y="3.872cm">
          <text:list text:style-name="L1">
            <text:list-header>
              <text:p text:style-name="P23"><text:span text:style-name="T1">UMA</text:span></text:p>
            </text:list-header>
            <text:list-item>
              <text:p text:style-name="P2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2" draw:layer="layout" svg:width="3.048cm" svg:height="1.473cm" svg:x="21.879cm" svg:y="3.872cm">
          <text:list text:style-name="L1">
            <text:list-header>
              <text:p text:style-name="P26"><text:span text:style-name="T7">UMA</text:span></text:p>
            </text:list-header>
            <text:list-item>
              <text:p text:style-name="P26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33" xml:id="id65" draw:id="id65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2"><text:span text:style-name="T1">UMA</text:span></text:p>
            </text:list-header>
            <text:list-item>
              <text:p text:style-name="P22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24" xml:id="id68" draw:id="id68" draw:layer="layout" svg:width="3.048cm" svg:height="1.535cm" svg:x="4.877cm" svg:y="15.004cm">
          <text:list text:style-name="L1">
            <text:list-header>
              <text:p text:style-name="P22"><text:span text:style-name="T3">Email App</text:span></text:p>
            </text:list-header>
            <text:list-item>
              <text:p text:style-name="P22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4" xml:id="id73" draw:id="id73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6"><text:span text:style-name="T9">UMA/MRA</text:span></text:p>
            </text:list-header>
            <text:list-item>
              <text:p text:style-name="P26"><text:span text:style-name="T8">Requesting Party Client</text:span></text:p>
            </text:list-item>
            <text:list-item>
              <text:p text:style-name="P26"><text:span text:style-name="T8">Mail Retrieval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9" draw:layer="layout" draw:type="line" svg:x1="18.696cm" svg:y1="10.047cm" svg:x2="18.701cm" svg:y2="11.204cm" draw:start-shape="id62" draw:start-glue-point="2" draw:end-shape="id63" draw:end-glue-point="0" svg:d="M18696 10047l5 1157" svg:viewBox="0 0 6 1158">
          <text:p/>
        </draw:connector>
        <draw:custom-shape draw:style-name="gr160" draw:text-style-name="P33" xml:id="id67" draw:id="id67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2"><text:span text:style-name="T1">UMA</text:span></text:p>
            </text:list-header>
            <text:list-item>
              <text:p text:style-name="P22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35" xml:id="id63" draw:id="id63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3"><text:span text:style-name="T5">UMA/MRA</text:span></text:p>
            </text:list-header>
            <text:list-item>
              <text:p text:style-name="P23"><text:span text:style-name="T4">Requesting Party Client</text:span></text:p>
            </text:list-item>
            <text:list-item>
              <text:p text:style-name="P23"><text:span text:style-name="T4">Mail Retrieval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4" xml:id="id69" draw:id="id69" draw:layer="layout" svg:width="3.048cm" svg:height="1.535cm" svg:x="21.877cm" svg:y="15.004cm">
          <text:list text:style-name="L1">
            <text:list-header>
              <text:p text:style-name="P22"><text:span text:style-name="T3">Email App</text:span></text:p>
            </text:list-header>
            <text:list-item>
              <text:p text:style-name="P22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36" xml:id="id66" draw:id="id66" draw:layer="layout" svg:width="1.932cm" svg:height="1.889cm" svg:x="25.775cm" svg:y="11.03cm">
          <text:list text:style-name="L1">
            <text:list-header>
              <text:p text:style-name="P23"><text:span text:style-name="T3">Data</text:span></text:p>
              <text:p text:style-name="P23"><text:span text:style-name="T1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4" draw:text-style-name="P36" xml:id="id64" draw:id="id64" draw:layer="layout" svg:width="1.923cm" svg:height="1.872cm" svg:x="2.11cm" svg:y="11.03cm">
          <text:list text:style-name="L1">
            <text:list-header>
              <text:p text:style-name="P23"><text:span text:style-name="T3">Data</text:span></text:p>
              <text:p text:style-name="P23"><text:span text:style-name="T1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4" draw:start-glue-point="8" draw:end-shape="id65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66" draw:start-glue-point="8" draw:end-shape="id67" draw:end-glue-point="1" svg:d="M25775 11974l-850-3" svg:viewBox="0 0 851 4">
          <text:p/>
        </draw:connector>
        <draw:connector draw:style-name="gr44" draw:text-style-name="P9" draw:layer="layout" draw:type="line" svg:x1="6.401cm" svg:y1="15.004cm" svg:x2="6.401cm" svg:y2="12.739cm" draw:start-shape="id68" draw:start-glue-point="0" draw:end-shape="id65" draw:end-glue-point="2" svg:d="M6401 15004v-2265" svg:viewBox="0 0 1 2266">
          <text:p/>
        </draw:connector>
        <draw:connector draw:style-name="gr125" draw:text-style-name="P9" draw:layer="layout" draw:type="line" svg:x1="23.401cm" svg:y1="15.004cm" svg:x2="23.401cm" svg:y2="12.739cm" draw:start-shape="id69" draw:start-glue-point="0" draw:end-shape="id67" draw:end-glue-point="2" svg:d="M23401 15004v-2265" svg:viewBox="0 0 1 2266">
          <text:p/>
        </draw:connector>
        <draw:connector draw:style-name="gr126" draw:text-style-name="P10" draw:layer="layout" svg:x1="7.925cm" svg:y1="7.405cm" svg:x2="11.101cm" svg:y2="8.57cm" draw:start-shape="id70" draw:start-glue-point="1" draw:end-shape="id71" draw:end-glue-point="0" svg:d="M7925 7405h3176v1165" svg:viewBox="0 0 3177 1166">
          <text:p/>
        </draw:connector>
        <draw:connector draw:style-name="gr119" draw:text-style-name="P9" draw:layer="layout" svg:x1="21.832cm" svg:y1="7.405cm" svg:x2="18.696cm" svg:y2="8.574cm" draw:start-shape="id72" draw:start-glue-point="3" draw:end-shape="id62" draw:end-glue-point="0" svg:d="M21832 7405h-3136v1169" svg:viewBox="0 0 3137 1170">
          <text:p/>
        </draw:connector>
        <draw:connector draw:style-name="gr44" draw:text-style-name="P9" draw:layer="layout" svg:x1="6.401cm" svg:y1="6.669cm" svg:x2="23.356cm" svg:y2="6.669cm" draw:start-shape="id70" draw:start-glue-point="0" draw:end-shape="id72" draw:end-glue-point="0" svg:d="M6401 6669v-514h16955v514" svg:viewBox="0 0 16956 515">
          <text:p/>
        </draw:connector>
        <draw:connector draw:style-name="gr119" draw:text-style-name="P9" draw:layer="layout" draw:type="line" svg:x1="6.401cm" svg:y1="11.204cm" svg:x2="6.401cm" svg:y2="8.142cm" draw:start-shape="id65" draw:start-glue-point="0" draw:end-shape="id70" draw:end-glue-point="2" svg:d="M6401 11204v-3062" svg:viewBox="0 0 1 3063">
          <text:p/>
        </draw:connector>
        <draw:connector draw:style-name="gr126" draw:text-style-name="P10" draw:layer="layout" svg:x1="11.101cm" svg:y1="10.043cm" svg:x2="11.101cm" svg:y2="11.204cm" draw:start-shape="id71" draw:start-glue-point="2" draw:end-shape="id73" draw:end-glue-point="0" svg:d="M11101 10043v1161" svg:viewBox="0 0 1 1162">
          <text:p/>
        </draw:connector>
        <draw:connector draw:style-name="gr127" draw:text-style-name="P9" draw:layer="layout" draw:type="line" svg:x1="9.577cm" svg:y1="11.971cm" svg:x2="7.925cm" svg:y2="11.971cm" draw:start-shape="id73" draw:start-glue-point="3" draw:end-shape="id65" draw:end-glue-point="1" svg:d="M9577 11971h-1652" svg:viewBox="0 0 1653 1">
          <text:p/>
        </draw:connector>
        <draw:connector draw:style-name="gr126" draw:text-style-name="P10" draw:layer="layout" draw:type="line" svg:x1="23.401cm" svg:y1="11.204cm" svg:x2="23.356cm" svg:y2="8.142cm" draw:start-shape="id67" draw:start-glue-point="0" draw:end-shape="id72" draw:end-glue-point="2" svg:d="M23401 11204l-45-3062" svg:viewBox="0 0 46 3063">
          <text:p/>
        </draw:connector>
        <draw:connector draw:style-name="gr119" draw:text-style-name="P9" draw:layer="layout" draw:type="line" svg:x1="20.225cm" svg:y1="11.971cm" svg:x2="21.877cm" svg:y2="11.971cm" draw:start-shape="id63" draw:start-glue-point="1" draw:end-shape="id67" draw:end-glue-point="3" svg:d="M20225 11971h1652" svg:viewBox="0 0 1653 1">
          <text:p/>
        </draw:connector>
        <draw:connector draw:style-name="gr128" draw:text-style-name="P9" draw:layer="layout" draw:type="lines" draw:line-skew="0.824cm 0.824cm" svg:x1="22.661cm" svg:y1="12.739cm" svg:x2="11.101cm" svg:y2="12.739cm" draw:start-shape="id67" draw:start-glue-point="5" draw:end-shape="id73" draw:end-glue-point="2" svg:d="M22661 12739v1336h-11560v-1336" svg:viewBox="0 0 11561 1337">
          <text:p/>
        </draw:connector>
        <draw:custom-shape draw:style-name="gr165" draw:text-style-name="P38" draw:layer="layout" svg:width="2.195cm" svg:height="0.642cm" svg:x="14.958cm" svg:y="12.478cm">
          <text:list text:style-name="L1">
            <text:list-header>
              <text:p text:style-name="P37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0" draw:layer="layout" svg:width="1.497cm" svg:height="0.642cm" svg:x="6.425cm" svg:y="9.426cm">
          <text:list text:style-name="L1">
            <text:list-header>
              <text:p text:style-name="P2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40" draw:layer="layout" svg:width="1.497cm" svg:height="0.642cm" svg:x="23.429cm" svg:y="9.438cm">
          <text:list text:style-name="L1">
            <text:list-header>
              <text:p text:style-name="P39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40" draw:layer="layout" svg:width="2.487cm" svg:height="0.642cm" svg:x="11.091cm" svg:y="10.196cm">
          <text:list text:style-name="L1">
            <text:list-header>
              <text:p text:style-name="P39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30" draw:layer="layout" svg:width="2.487cm" svg:height="0.642cm" svg:x="18.694cm" svg:y="10.208cm">
          <text:list text:style-name="L1">
            <text:list-header>
              <text:p text:style-name="P29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40" draw:layer="layout" svg:width="1.408cm" svg:height="0.642cm" svg:x="8.065cm" svg:y="11.29cm">
          <text:list text:style-name="L1">
            <text:list-header>
              <text:p text:style-name="P39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30" draw:layer="layout" svg:width="1.408cm" svg:height="0.642cm" svg:x="20.279cm" svg:y="11.302cm">
          <text:list text:style-name="L1">
            <text:list-header>
              <text:p text:style-name="P2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0" draw:layer="layout" svg:width="1.497cm" svg:height="0.642cm" svg:x="19.633cm" svg:y="6.75cm">
          <text:list text:style-name="L1">
            <text:list-header>
              <text:p text:style-name="P2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3" draw:text-style-name="P30" draw:layer="layout" svg:width="1.408cm" svg:height="0.642cm" svg:x="6.379cm" svg:y="13.602cm">
          <text:list text:style-name="L1">
            <text:list-header>
              <text:p text:style-name="P2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30" draw:layer="layout" svg:width="1.408cm" svg:height="0.642cm" svg:x="23.393cm" svg:y="13.614cm">
          <text:list text:style-name="L1">
            <text:list-header>
              <text:p text:style-name="P2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5" draw:text-style-name="P30" draw:layer="layout" svg:width="3.093cm" svg:height="0.642cm" svg:x="4.832cm" svg:y="16.935cm">
          <text:list text:style-name="L1">
            <text:list-header>
              <text:p text:style-name="P29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6" draw:text-style-name="P30" draw:layer="layout" svg:width="2.907cm" svg:height="0.642cm" svg:x="22.028cm" svg:y="16.944cm">
          <text:list text:style-name="L1">
            <text:list-header>
              <text:p text:style-name="P29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7" draw:text-style-name="P30" draw:layer="layout" svg:width="1.937cm" svg:height="0.642cm" svg:x="5.505cm" svg:y="3.169cm">
          <text:list text:style-name="L1">
            <text:list-header>
              <text:p text:style-name="P2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8" draw:text-style-name="P30" draw:layer="layout" svg:width="1.912cm" svg:height="0.642cm" svg:x="22.412cm" svg:y="3.21cm">
          <text:list text:style-name="L1">
            <text:list-header>
              <text:p text:style-name="P2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3" draw:text-style-name="P9" draw:layer="layout" svg:x1="7.166cm" svg:y1="12.733cm" svg:x2="18.701cm" svg:y2="12.739cm" draw:start-shape="id65" draw:start-glue-point="5" draw:end-shape="id63" draw:end-glue-point="2" svg:d="M7166 12733v518h11535v-512" svg:viewBox="0 0 11536 519">
          <text:p/>
        </draw:connector>
        <draw:custom-shape draw:style-name="gr179" draw:text-style-name="P41" draw:layer="layout" svg:width="2.195cm" svg:height="0.642cm" svg:x="14.96cm" svg:y="13.487cm">
          <text:list text:style-name="L1">
            <text:list-header>
              <text:p text:style-name="P39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0" draw:text-style-name="P41" draw:layer="layout" svg:width="1.497cm" svg:height="0.642cm" svg:x="8.937cm" svg:y="6.762cm">
          <text:list text:style-name="L1">
            <text:list-header>
              <text:p text:style-name="P39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81" draw:text-style-name="P24" xml:id="id82" draw:id="id82" draw:layer="layout" svg:width="3.048cm" svg:height="1.473cm" svg:x="4.877cm" svg:y="6.669cm">
          <text:list text:style-name="L1">
            <text:list-header>
              <text:p text:style-name="P22"><text:span text:style-name="T1">MTA</text:span></text:p>
            </text:list-header>
            <text:list-item>
              <text:p text:style-name="P23"><text:span text:style-name="T4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27" xml:id="id83" draw:id="id83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25"><text:span text:style-name="T7">MAA</text:span></text:p>
            </text:list-header>
            <text:list-item>
              <text:p text:style-name="P26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28" xml:id="id84" draw:id="id84" draw:layer="layout" svg:width="3.048cm" svg:height="1.473cm" svg:x="21.832cm" svg:y="6.669cm">
          <text:list text:style-name="L1">
            <text:list-header>
              <text:p text:style-name="P23"><text:span text:style-name="T1">MTA</text:span></text:p>
            </text:list-header>
            <text:list-item>
              <text:p text:style-name="P23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84" draw:text-style-name="P30" draw:layer="layout" svg:width="2.479cm" svg:height="0.642cm" svg:x="14.906cm" svg:y="5.354cm">
          <text:list text:style-name="L1">
            <text:list-header>
              <text:p text:style-name="P29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5" draw:text-style-name="P47" xml:id="id74" draw:id="id74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26"><text:span text:style-name="T7">MAA</text:span></text:p>
            </text:list-header>
            <text:list-item>
              <text:p text:style-name="P26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31" draw:layer="layout" svg:width="3.048cm" svg:height="1.473cm" svg:x="4.877cm" svg:y="3.872cm">
          <text:list text:style-name="L1">
            <text:list-header>
              <text:p text:style-name="P23"><text:span text:style-name="T1">UMA</text:span></text:p>
            </text:list-header>
            <text:list-item>
              <text:p text:style-name="P2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2" draw:layer="layout" svg:width="3.048cm" svg:height="1.473cm" svg:x="21.879cm" svg:y="3.872cm">
          <text:list text:style-name="L1">
            <text:list-header>
              <text:p text:style-name="P26"><text:span text:style-name="T7">UMA</text:span></text:p>
            </text:list-header>
            <text:list-item>
              <text:p text:style-name="P26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33" xml:id="id77" draw:id="id77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22"><text:span text:style-name="T1">UMA</text:span></text:p>
            </text:list-header>
            <text:list-item>
              <text:p text:style-name="P22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4" xml:id="id80" draw:id="id80" draw:layer="layout" svg:width="3.048cm" svg:height="1.535cm" svg:x="4.877cm" svg:y="15.004cm">
          <text:list text:style-name="L1">
            <text:list-header>
              <text:p text:style-name="P22"><text:span text:style-name="T3">Email App</text:span></text:p>
            </text:list-header>
            <text:list-item>
              <text:p text:style-name="P22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0" draw:text-style-name="P34" xml:id="id85" draw:id="id85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26"><text:span text:style-name="T9">UMA/MRA</text:span></text:p>
            </text:list-header>
            <text:list-item>
              <text:p text:style-name="P26"><text:span text:style-name="T8">Requesting Party Client</text:span></text:p>
            </text:list-item>
            <text:list-item>
              <text:p text:style-name="P26"><text:span text:style-name="T8">Mail Retrieval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7" draw:text-style-name="P9" draw:layer="layout" draw:type="line" svg:x1="18.696cm" svg:y1="10.047cm" svg:x2="18.701cm" svg:y2="11.204cm" draw:start-shape="id74" draw:start-glue-point="2" draw:end-shape="id75" draw:end-glue-point="0" svg:d="M18696 10047l5 1157" svg:viewBox="0 0 6 1158">
          <text:p/>
        </draw:connector>
        <draw:custom-shape draw:style-name="gr191" draw:text-style-name="P48" xml:id="id79" draw:id="id79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5"><text:span text:style-name="T7">UMA</text:span></text:p>
            </text:list-header>
            <text:list-item>
              <text:p text:style-name="P25"><text:span text:style-name="T8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34" xml:id="id75" draw:id="id75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26"><text:span text:style-name="T9">UMA/MRA</text:span></text:p>
            </text:list-header>
            <text:list-item>
              <text:p text:style-name="P26"><text:span text:style-name="T8">Requesting Party Client</text:span></text:p>
            </text:list-item>
            <text:list-item>
              <text:p text:style-name="P26"><text:span text:style-name="T8">Mail Retrieval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27" xml:id="id81" draw:id="id81" draw:layer="layout" svg:width="3.048cm" svg:height="1.535cm" svg:x="21.877cm" svg:y="15.004cm">
          <text:list text:style-name="L1">
            <text:list-header>
              <text:p text:style-name="P25"><text:span text:style-name="T14">Email App</text:span></text:p>
            </text:list-header>
            <text:list-item>
              <text:p text:style-name="P25"><text:span text:style-name="T8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49" xml:id="id78" draw:id="id78" draw:layer="layout" svg:width="1.932cm" svg:height="1.889cm" svg:x="25.775cm" svg:y="11.03cm">
          <text:list text:style-name="L1">
            <text:list-header>
              <text:p text:style-name="P26"><text:span text:style-name="T14">Data</text:span></text:p>
              <text:p text:style-name="P26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5" draw:text-style-name="P36" xml:id="id76" draw:id="id76" draw:layer="layout" svg:width="1.923cm" svg:height="1.872cm" svg:x="2.11cm" svg:y="11.03cm">
          <text:list text:style-name="L1">
            <text:list-header>
              <text:p text:style-name="P23"><text:span text:style-name="T3">Data</text:span></text:p>
              <text:p text:style-name="P23"><text:span text:style-name="T1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6" draw:start-glue-point="8" draw:end-shape="id77" draw:end-glue-point="3" svg:d="M4033 11966l844 5" svg:viewBox="0 0 845 6">
          <text:p/>
        </draw:connector>
        <draw:connector draw:style-name="gr196" draw:text-style-name="P9" draw:layer="layout" draw:type="line" svg:x1="25.775cm" svg:y1="11.974cm" svg:x2="24.925cm" svg:y2="11.971cm" draw:start-shape="id78" draw:start-glue-point="8" draw:end-shape="id79" draw:end-glue-point="1" svg:d="M25775 11974l-850-3" svg:viewBox="0 0 851 4">
          <text:p/>
        </draw:connector>
        <draw:connector draw:style-name="gr44" draw:text-style-name="P9" draw:layer="layout" draw:type="line" svg:x1="6.401cm" svg:y1="15.004cm" svg:x2="6.401cm" svg:y2="12.739cm" draw:start-shape="id80" draw:start-glue-point="0" draw:end-shape="id77" draw:end-glue-point="2" svg:d="M6401 15004v-2265" svg:viewBox="0 0 1 2266">
          <text:p/>
        </draw:connector>
        <draw:connector draw:style-name="gr197" draw:text-style-name="P9" draw:layer="layout" draw:type="line" svg:x1="23.401cm" svg:y1="15.004cm" svg:x2="23.401cm" svg:y2="12.739cm" draw:start-shape="id81" draw:start-glue-point="0" draw:end-shape="id79" draw:end-glue-point="2" svg:d="M23401 15004v-2265" svg:viewBox="0 0 1 2266">
          <text:p/>
        </draw:connector>
        <draw:connector draw:style-name="gr126" draw:text-style-name="P10" draw:layer="layout" svg:x1="7.925cm" svg:y1="7.405cm" svg:x2="11.101cm" svg:y2="8.57cm" draw:start-shape="id82" draw:start-glue-point="1" draw:end-shape="id83" draw:end-glue-point="0" svg:d="M7925 7405h3176v1165" svg:viewBox="0 0 3177 1166">
          <text:p/>
        </draw:connector>
        <draw:connector draw:style-name="gr127" draw:text-style-name="P9" draw:layer="layout" svg:x1="21.832cm" svg:y1="7.405cm" svg:x2="18.696cm" svg:y2="8.574cm" draw:start-shape="id84" draw:start-glue-point="3" draw:end-shape="id74" draw:end-glue-point="0" svg:d="M21832 7405h-3136v1169" svg:viewBox="0 0 3137 1170">
          <text:p/>
        </draw:connector>
        <draw:connector draw:style-name="gr44" draw:text-style-name="P9" draw:layer="layout" svg:x1="6.401cm" svg:y1="6.669cm" svg:x2="23.356cm" svg:y2="6.669cm" draw:start-shape="id82" draw:start-glue-point="0" draw:end-shape="id84" draw:end-glue-point="0" svg:d="M6401 6669v-514h16955v514" svg:viewBox="0 0 16956 515">
          <text:p/>
        </draw:connector>
        <draw:connector draw:style-name="gr119" draw:text-style-name="P9" draw:layer="layout" draw:type="line" svg:x1="6.401cm" svg:y1="11.204cm" svg:x2="6.401cm" svg:y2="8.142cm" draw:start-shape="id77" draw:start-glue-point="0" draw:end-shape="id82" draw:end-glue-point="2" svg:d="M6401 11204v-3062" svg:viewBox="0 0 1 3063">
          <text:p/>
        </draw:connector>
        <draw:connector draw:style-name="gr126" draw:text-style-name="P10" draw:layer="layout" svg:x1="11.101cm" svg:y1="10.043cm" svg:x2="11.101cm" svg:y2="11.204cm" draw:start-shape="id83" draw:start-glue-point="2" draw:end-shape="id85" draw:end-glue-point="0" svg:d="M11101 10043v1161" svg:viewBox="0 0 1 1162">
          <text:p/>
        </draw:connector>
        <draw:connector draw:style-name="gr127" draw:text-style-name="P9" draw:layer="layout" draw:type="line" svg:x1="9.577cm" svg:y1="11.971cm" svg:x2="7.925cm" svg:y2="11.971cm" draw:start-shape="id85" draw:start-glue-point="3" draw:end-shape="id77" draw:end-glue-point="1" svg:d="M9577 11971h-1652" svg:viewBox="0 0 1653 1">
          <text:p/>
        </draw:connector>
        <draw:connector draw:style-name="gr126" draw:text-style-name="P10" draw:layer="layout" draw:type="line" svg:x1="23.401cm" svg:y1="11.204cm" svg:x2="23.356cm" svg:y2="8.142cm" draw:start-shape="id79" draw:start-glue-point="0" draw:end-shape="id84" draw:end-glue-point="2" svg:d="M23401 11204l-45-3062" svg:viewBox="0 0 46 3063">
          <text:p/>
        </draw:connector>
        <draw:connector draw:style-name="gr127" draw:text-style-name="P9" draw:layer="layout" draw:type="line" svg:x1="20.225cm" svg:y1="11.971cm" svg:x2="21.877cm" svg:y2="11.971cm" draw:start-shape="id75" draw:start-glue-point="1" draw:end-shape="id79" draw:end-glue-point="3" svg:d="M20225 11971h1652" svg:viewBox="0 0 1653 1">
          <text:p/>
        </draw:connector>
        <draw:connector draw:style-name="gr128" draw:text-style-name="P9" draw:layer="layout" draw:type="lines" draw:line-skew="0.824cm 0.824cm" svg:x1="22.661cm" svg:y1="12.739cm" svg:x2="11.101cm" svg:y2="12.739cm" draw:start-shape="id79" draw:start-glue-point="5" draw:end-shape="id85" draw:end-glue-point="2" svg:d="M22661 12739v1336h-11560v-1336" svg:viewBox="0 0 11561 1337">
          <text:p/>
        </draw:connector>
        <draw:custom-shape draw:style-name="gr198" draw:text-style-name="P40" draw:layer="layout" svg:width="2.195cm" svg:height="0.642cm" svg:x="14.958cm" svg:y="12.478cm">
          <text:list text:style-name="L1">
            <text:list-header>
              <text:p text:style-name="P39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30" draw:layer="layout" svg:width="1.497cm" svg:height="0.642cm" svg:x="6.425cm" svg:y="9.426cm">
          <text:list text:style-name="L1">
            <text:list-header>
              <text:p text:style-name="P29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40" draw:layer="layout" svg:width="1.497cm" svg:height="0.642cm" svg:x="23.429cm" svg:y="9.438cm">
          <text:list text:style-name="L1">
            <text:list-header>
              <text:p text:style-name="P39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0" draw:layer="layout" svg:width="2.487cm" svg:height="0.642cm" svg:x="11.091cm" svg:y="10.196cm">
          <text:list text:style-name="L1">
            <text:list-header>
              <text:p text:style-name="P39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40" draw:layer="layout" svg:width="2.487cm" svg:height="0.642cm" svg:x="18.694cm" svg:y="10.208cm">
          <text:list text:style-name="L1">
            <text:list-header>
              <text:p text:style-name="P39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40" draw:layer="layout" svg:width="1.408cm" svg:height="0.642cm" svg:x="8.065cm" svg:y="11.29cm">
          <text:list text:style-name="L1">
            <text:list-header>
              <text:p text:style-name="P39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40" draw:layer="layout" svg:width="1.408cm" svg:height="0.642cm" svg:x="20.279cm" svg:y="11.302cm">
          <text:list text:style-name="L1">
            <text:list-header>
              <text:p text:style-name="P39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40" draw:layer="layout" svg:width="1.497cm" svg:height="0.642cm" svg:x="19.633cm" svg:y="6.75cm">
          <text:list text:style-name="L1">
            <text:list-header>
              <text:p text:style-name="P39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6" draw:text-style-name="P30" draw:layer="layout" svg:width="1.408cm" svg:height="0.642cm" svg:x="6.379cm" svg:y="13.602cm">
          <text:list text:style-name="L1">
            <text:list-header>
              <text:p text:style-name="P29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0" draw:layer="layout" svg:width="1.408cm" svg:height="0.642cm" svg:x="23.393cm" svg:y="13.614cm">
          <text:list text:style-name="L1">
            <text:list-header>
              <text:p text:style-name="P39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8" draw:text-style-name="P30" draw:layer="layout" svg:width="3.093cm" svg:height="0.642cm" svg:x="4.832cm" svg:y="16.935cm">
          <text:list text:style-name="L1">
            <text:list-header>
              <text:p text:style-name="P29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9" draw:text-style-name="P40" draw:layer="layout" svg:width="2.907cm" svg:height="0.642cm" svg:x="22.028cm" svg:y="16.944cm">
          <text:list text:style-name="L1">
            <text:list-header>
              <text:p text:style-name="P39"><text:span text:style-name="T1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0" draw:text-style-name="P30" draw:layer="layout" svg:width="1.937cm" svg:height="0.642cm" svg:x="5.505cm" svg:y="3.169cm">
          <text:list text:style-name="L1">
            <text:list-header>
              <text:p text:style-name="P29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1" draw:text-style-name="P30" draw:layer="layout" svg:width="1.912cm" svg:height="0.642cm" svg:x="22.412cm" svg:y="3.21cm">
          <text:list text:style-name="L1">
            <text:list-header>
              <text:p text:style-name="P29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9" draw:layer="layout" svg:x1="7.166cm" svg:y1="12.733cm" svg:x2="18.701cm" svg:y2="12.739cm" draw:start-shape="id77" draw:start-glue-point="5" draw:end-shape="id75" draw:end-glue-point="2" svg:d="M7166 12733v518h11535v-512" svg:viewBox="0 0 11536 519">
          <text:p/>
        </draw:connector>
        <draw:custom-shape draw:style-name="gr212" draw:text-style-name="P41" draw:layer="layout" svg:width="2.195cm" svg:height="0.642cm" svg:x="14.96cm" svg:y="13.487cm">
          <text:list text:style-name="L1">
            <text:list-header>
              <text:p text:style-name="P39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3" draw:text-style-name="P41" draw:layer="layout" svg:width="1.497cm" svg:height="0.642cm" svg:x="8.937cm" svg:y="6.762cm">
          <text:list text:style-name="L1">
            <text:list-header>
              <text:p text:style-name="P39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14" draw:text-style-name="P52" xml:id="id94" draw:id="id94" draw:layer="layout" svg:width="3.048cm" svg:height="1.473cm" svg:x="4.877cm" svg:y="6.669cm">
          <text:list text:style-name="L1">
            <text:list-header>
              <text:p text:style-name="P50"><text:span text:style-name="T7">MTA</text:span></text:p>
            </text:list-header>
            <text:list-item>
              <text:p text:style-name="P51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52" xml:id="id95" draw:id="id95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0"><text:span text:style-name="T7">MAA</text:span></text:p>
            </text:list-header>
            <text:list-item>
              <text:p text:style-name="P51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54" xml:id="id96" draw:id="id96" draw:layer="layout" svg:width="3.048cm" svg:height="1.473cm" svg:x="21.832cm" svg:y="6.669cm">
          <text:list text:style-name="L1">
            <text:list-header>
              <text:p text:style-name="P53"><text:span text:style-name="T1">MTA</text:span></text:p>
            </text:list-header>
            <text:list-item>
              <text:p text:style-name="P53"><text:span text:style-name="T4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17" draw:text-style-name="P56" draw:layer="layout" svg:width="2.479cm" svg:height="0.642cm" svg:x="14.906cm" svg:y="5.354cm">
          <text:list text:style-name="L1">
            <text:list-header>
              <text:p text:style-name="P55"><text:span text:style-name="T1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8" draw:text-style-name="P54" xml:id="id86" draw:id="id86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3"><text:span text:style-name="T1">MAA</text:span></text:p>
            </text:list-header>
            <text:list-item>
              <text:p text:style-name="P53"><text:span text:style-name="T4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15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57" draw:layer="layout" svg:width="3.048cm" svg:height="1.473cm" svg:x="21.879cm" svg:y="3.872cm">
          <text:list text:style-name="L1">
            <text:list-header>
              <text:p text:style-name="P51"><text:span text:style-name="T7">UMA</text:span></text:p>
            </text:list-header>
            <text:list-item>
              <text:p text:style-name="P51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8" xml:id="id89" draw:id="id89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52" xml:id="id92" draw:id="id92" draw:layer="layout" svg:width="3.048cm" svg:height="1.535cm" svg:x="4.877cm" svg:y="15.004cm">
          <text:list text:style-name="L1">
            <text:list-header>
              <text:p text:style-name="P50"><text:span text:style-name="T14">Email App</text:span></text:p>
            </text:list-header>
            <text:list-item>
              <text:p text:style-name="P50"><text:span text:style-name="T8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3" draw:text-style-name="P58" xml:id="id97" draw:id="id97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1"><text:span text:style-name="T9">UMA/MRA</text:span></text:p>
            </text:list-header>
            <text:list-item>
              <text:p text:style-name="P51"><text:span text:style-name="T8">Requesting Party Client</text:span></text:p>
            </text:list-item>
            <text:list-item>
              <text:p text:style-name="P51"><text:span text:style-name="T8">Mail Retrieval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9" draw:text-style-name="P9" draw:layer="layout" draw:type="line" svg:x1="18.696cm" svg:y1="10.047cm" svg:x2="18.701cm" svg:y2="11.204cm" draw:start-shape="id86" draw:start-glue-point="2" draw:end-shape="id87" draw:end-glue-point="0" svg:d="M18696 10047l5 1157" svg:viewBox="0 0 6 1158">
          <text:p/>
        </draw:connector>
        <draw:custom-shape draw:style-name="gr224" draw:text-style-name="P59" xml:id="id91" draw:id="id91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50"><text:span text:style-name="T7">UMA</text:span></text:p>
            </text:list-header>
            <text:list-item>
              <text:p text:style-name="P50"><text:span text:style-name="T8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5" draw:text-style-name="P16" xml:id="id87" draw:id="id87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R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Retrieval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6" draw:text-style-name="P52" xml:id="id93" draw:id="id93" draw:layer="layout" svg:width="3.048cm" svg:height="1.535cm" svg:x="21.877cm" svg:y="15.004cm">
          <text:list text:style-name="L1">
            <text:list-header>
              <text:p text:style-name="P50"><text:span text:style-name="T14">Email App</text:span></text:p>
            </text:list-header>
            <text:list-item>
              <text:p text:style-name="P50"><text:span text:style-name="T8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7" draw:text-style-name="P60" xml:id="id90" draw:id="id90" draw:layer="layout" svg:width="1.932cm" svg:height="1.889cm" svg:x="25.775cm" svg:y="11.03cm">
          <text:list text:style-name="L1">
            <text:list-header>
              <text:p text:style-name="P51"><text:span text:style-name="T14">Data</text:span></text:p>
              <text:p text:style-name="P51"><text:span text:style-name="T15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8" draw:text-style-name="P61" xml:id="id88" draw:id="id88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88" draw:start-glue-point="8" draw:end-shape="id89" draw:end-glue-point="3" svg:d="M4033 11966l844 5" svg:viewBox="0 0 845 6">
          <text:p/>
        </draw:connector>
        <draw:connector draw:style-name="gr196" draw:text-style-name="P9" draw:layer="layout" draw:type="line" svg:x1="25.775cm" svg:y1="11.974cm" svg:x2="24.925cm" svg:y2="11.971cm" draw:start-shape="id90" draw:start-glue-point="8" draw:end-shape="id91" draw:end-glue-point="1" svg:d="M25775 11974l-850-3" svg:viewBox="0 0 851 4">
          <text:p/>
        </draw:connector>
        <draw:connector draw:style-name="gr229" draw:text-style-name="P9" draw:layer="layout" draw:type="line" svg:x1="6.401cm" svg:y1="15.004cm" svg:x2="6.401cm" svg:y2="12.739cm" draw:start-shape="id92" draw:start-glue-point="0" draw:end-shape="id89" draw:end-glue-point="2" svg:d="M6401 15004v-2265" svg:viewBox="0 0 1 2266">
          <text:p/>
        </draw:connector>
        <draw:connector draw:style-name="gr197" draw:text-style-name="P9" draw:layer="layout" draw:type="line" svg:x1="23.401cm" svg:y1="15.004cm" svg:x2="23.401cm" svg:y2="12.739cm" draw:start-shape="id93" draw:start-glue-point="0" draw:end-shape="id91" draw:end-glue-point="2" svg:d="M23401 15004v-2265" svg:viewBox="0 0 1 2266">
          <text:p/>
        </draw:connector>
        <draw:connector draw:style-name="gr126" draw:text-style-name="P10" draw:layer="layout" svg:x1="7.925cm" svg:y1="7.405cm" svg:x2="11.101cm" svg:y2="8.57cm" draw:start-shape="id94" draw:start-glue-point="1" draw:end-shape="id95" draw:end-glue-point="0" svg:d="M7925 7405h3176v1165" svg:viewBox="0 0 3177 1166">
          <text:p/>
        </draw:connector>
        <draw:connector draw:style-name="gr119" draw:text-style-name="P9" draw:layer="layout" svg:x1="21.832cm" svg:y1="7.405cm" svg:x2="18.696cm" svg:y2="8.574cm" draw:start-shape="id96" draw:start-glue-point="3" draw:end-shape="id86" draw:end-glue-point="0" svg:d="M21832 7405h-3136v1169" svg:viewBox="0 0 3137 1170">
          <text:p/>
        </draw:connector>
        <draw:connector draw:style-name="gr229" draw:text-style-name="P9" draw:layer="layout" svg:x1="6.401cm" svg:y1="6.669cm" svg:x2="23.356cm" svg:y2="6.669cm" draw:start-shape="id94" draw:start-glue-point="0" draw:end-shape="id96" draw:end-glue-point="0" svg:d="M6401 6669v-514h16955v514" svg:viewBox="0 0 16956 515">
          <text:p/>
        </draw:connector>
        <draw:connector draw:style-name="gr127" draw:text-style-name="P9" draw:layer="layout" draw:type="line" svg:x1="6.401cm" svg:y1="11.204cm" svg:x2="6.401cm" svg:y2="8.142cm" draw:start-shape="id89" draw:start-glue-point="0" draw:end-shape="id94" draw:end-glue-point="2" svg:d="M6401 11204v-3062" svg:viewBox="0 0 1 3063">
          <text:p/>
        </draw:connector>
        <draw:connector draw:style-name="gr126" draw:text-style-name="P10" draw:layer="layout" svg:x1="11.101cm" svg:y1="10.043cm" svg:x2="11.101cm" svg:y2="11.204cm" draw:start-shape="id95" draw:start-glue-point="2" draw:end-shape="id97" draw:end-glue-point="0" svg:d="M11101 10043v1161" svg:viewBox="0 0 1 1162">
          <text:p/>
        </draw:connector>
        <draw:connector draw:style-name="gr127" draw:text-style-name="P9" draw:layer="layout" draw:type="line" svg:x1="9.577cm" svg:y1="11.971cm" svg:x2="7.925cm" svg:y2="11.971cm" draw:start-shape="id97" draw:start-glue-point="3" draw:end-shape="id89" draw:end-glue-point="1" svg:d="M9577 11971h-1652" svg:viewBox="0 0 1653 1">
          <text:p/>
        </draw:connector>
        <draw:connector draw:style-name="gr126" draw:text-style-name="P10" draw:layer="layout" draw:type="line" svg:x1="23.401cm" svg:y1="11.204cm" svg:x2="23.356cm" svg:y2="8.142cm" draw:start-shape="id91" draw:start-glue-point="0" draw:end-shape="id96" draw:end-glue-point="2" svg:d="M23401 11204l-45-3062" svg:viewBox="0 0 46 3063">
          <text:p/>
        </draw:connector>
        <draw:connector draw:style-name="gr127" draw:text-style-name="P9" draw:layer="layout" draw:type="line" svg:x1="20.225cm" svg:y1="11.971cm" svg:x2="21.877cm" svg:y2="11.971cm" draw:start-shape="id87" draw:start-glue-point="1" draw:end-shape="id91" draw:end-glue-point="3" svg:d="M20225 11971h1652" svg:viewBox="0 0 1653 1">
          <text:p/>
        </draw:connector>
        <draw:connector draw:style-name="gr128" draw:text-style-name="P9" draw:layer="layout" draw:type="lines" draw:line-skew="0.824cm 0.824cm" svg:x1="22.661cm" svg:y1="12.739cm" svg:x2="11.101cm" svg:y2="12.739cm" draw:start-shape="id91" draw:start-glue-point="5" draw:end-shape="id97" draw:end-glue-point="2" svg:d="M22661 12739v1336h-11560v-1336" svg:viewBox="0 0 11561 1337">
          <text:p/>
        </draw:connector>
        <draw:custom-shape draw:style-name="gr230" draw:text-style-name="P56" draw:layer="layout" svg:width="2.195cm" svg:height="0.642cm" svg:x="14.958cm" svg:y="12.478cm">
          <text:list text:style-name="L1">
            <text:list-header>
              <text:p text:style-name="P55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56" draw:layer="layout" svg:width="1.497cm" svg:height="0.642cm" svg:x="23.429cm" svg:y="9.438cm">
          <text:list text:style-name="L1">
            <text:list-header>
              <text:p text:style-name="P55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6" draw:layer="layout" svg:width="2.487cm" svg:height="0.642cm" svg:x="11.091cm" svg:y="10.196cm">
          <text:list text:style-name="L1">
            <text:list-header>
              <text:p text:style-name="P55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62" draw:layer="layout" svg:width="2.487cm" svg:height="0.642cm" svg:x="18.6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6" draw:layer="layout" svg:width="1.408cm" svg:height="0.642cm" svg:x="8.065cm" svg:y="11.29cm">
          <text:list text:style-name="L1">
            <text:list-header>
              <text:p text:style-name="P55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56" draw:layer="layout" svg:width="1.408cm" svg:height="0.642cm" svg:x="20.279cm" svg:y="11.302cm">
          <text:list text:style-name="L1">
            <text:list-header>
              <text:p text:style-name="P55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62" draw:layer="layout" svg:width="1.497cm" svg:height="0.642cm" svg:x="19.633cm" svg:y="6.75cm">
          <text:list text:style-name="L1">
            <text:list-header>
              <text:p text:style-name="P1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8" draw:text-style-name="P56" draw:layer="layout" svg:width="1.408cm" svg:height="0.642cm" svg:x="6.379cm" svg:y="13.602cm">
          <text:list text:style-name="L1">
            <text:list-header>
              <text:p text:style-name="P55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56" draw:layer="layout" svg:width="1.408cm" svg:height="0.642cm" svg:x="23.393cm" svg:y="13.614cm">
          <text:list text:style-name="L1">
            <text:list-header>
              <text:p text:style-name="P55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0" draw:text-style-name="P56" draw:layer="layout" svg:width="3.093cm" svg:height="0.642cm" svg:x="4.832cm" svg:y="16.935cm">
          <text:list text:style-name="L1">
            <text:list-header>
              <text:p text:style-name="P55"><text:span text:style-name="T1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1" draw:text-style-name="P56" draw:layer="layout" svg:width="2.907cm" svg:height="0.642cm" svg:x="22.028cm" svg:y="16.944cm">
          <text:list text:style-name="L1">
            <text:list-header>
              <text:p text:style-name="P55"><text:span text:style-name="T11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2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3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8" draw:text-style-name="P9" draw:layer="layout" svg:x1="7.166cm" svg:y1="12.733cm" svg:x2="18.701cm" svg:y2="12.739cm" draw:start-shape="id89" draw:start-glue-point="5" draw:end-shape="id87" draw:end-glue-point="2" svg:d="M7166 12733v518h11535v-512" svg:viewBox="0 0 11536 519">
          <text:p/>
        </draw:connector>
        <draw:custom-shape draw:style-name="gr244" draw:text-style-name="P63" draw:layer="layout" svg:width="2.195cm" svg:height="0.642cm" svg:x="14.96cm" svg:y="13.487cm">
          <text:list text:style-name="L1">
            <text:list-header>
              <text:p text:style-name="P55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5" draw:text-style-name="P63" draw:layer="layout" svg:width="1.497cm" svg:height="0.642cm" svg:x="8.937cm" svg:y="6.762cm">
          <text:list text:style-name="L1">
            <text:list-header>
              <text:p text:style-name="P55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6" draw:text-style-name="P52" xml:id="id106" draw:id="id106" draw:layer="layout" svg:width="3.048cm" svg:height="1.473cm" svg:x="4.877cm" svg:y="6.669cm">
          <text:list text:style-name="L1">
            <text:list-header>
              <text:p text:style-name="P50"><text:span text:style-name="T7">MTA</text:span></text:p>
            </text:list-header>
            <text:list-item>
              <text:p text:style-name="P51"><text:span text:style-name="T8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52" xml:id="id107" draw:id="id107" draw:layer="layout" svg:width="3.048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0"><text:span text:style-name="T7">MAA</text:span></text:p>
            </text:list-header>
            <text:list-item>
              <text:p text:style-name="P51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64" xml:id="id108" draw:id="id108" draw:layer="layout" svg:width="3.048cm" svg:height="1.473cm" svg:x="21.832cm" svg:y="6.669cm">
          <text:list text:style-name="L1">
            <text:list-header>
              <text:p text:style-name="P51"><text:span text:style-name="T7">MTA</text:span></text:p>
            </text:list-header>
            <text:list-item>
              <text:p text:style-name="P51"><text:span text:style-name="T8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9" draw:text-style-name="P56" draw:layer="layout" svg:width="2.479cm" svg:height="0.642cm" svg:x="14.906cm" svg:y="5.354cm">
          <text:list text:style-name="L1">
            <text:list-header>
              <text:p text:style-name="P55"><text:span text:style-name="T11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0" draw:text-style-name="P64" xml:id="id98" draw:id="id98" draw:layer="layout" svg:width="3.048cm" svg:height="1.473cm" svg:x="17.172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1"><text:span text:style-name="T7">MAA</text:span></text:p>
            </text:list-header>
            <text:list-item>
              <text:p text:style-name="P51"><text:span text:style-name="T8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15" draw:layer="layout" svg:width="3.048cm" svg:height="1.473cm" svg:x="4.877cm" svg:y="3.872cm">
          <text:list text:style-name="L1">
            <text:list-header>
              <text:p text:style-name="P3"><text:span text:style-name="T1">UMA</text:span></text:p>
            </text:list-header>
            <text:list-item>
              <text:p text:style-name="P3"><text:span text:style-name="T4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57" draw:layer="layout" svg:width="3.048cm" svg:height="1.473cm" svg:x="21.879cm" svg:y="3.872cm">
          <text:list text:style-name="L1">
            <text:list-header>
              <text:p text:style-name="P51"><text:span text:style-name="T7">UMA</text:span></text:p>
            </text:list-header>
            <text:list-item>
              <text:p text:style-name="P51"><text:span text:style-name="T8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8" xml:id="id101" draw:id="id101" draw:layer="layout" svg:width="3.048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52" xml:id="id104" draw:id="id104" draw:layer="layout" svg:width="3.048cm" svg:height="1.535cm" svg:x="4.877cm" svg:y="15.004cm">
          <text:list text:style-name="L1">
            <text:list-header>
              <text:p text:style-name="P50"><text:span text:style-name="T14">Email App</text:span></text:p>
            </text:list-header>
            <text:list-item>
              <text:p text:style-name="P50"><text:span text:style-name="T8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58" xml:id="id109" draw:id="id109" draw:layer="layout" svg:width="3.048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1"><text:span text:style-name="T9">UMA/MRA</text:span></text:p>
            </text:list-header>
            <text:list-item>
              <text:p text:style-name="P51"><text:span text:style-name="T8">Requesting Party Client</text:span></text:p>
            </text:list-item>
            <text:list-item>
              <text:p text:style-name="P51"><text:span text:style-name="T8">Mail Retrieval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7" draw:text-style-name="P9" draw:layer="layout" draw:type="line" svg:x1="18.696cm" svg:y1="10.047cm" svg:x2="18.701cm" svg:y2="11.204cm" draw:start-shape="id98" draw:start-glue-point="2" draw:end-shape="id99" draw:end-glue-point="0" svg:d="M18696 10047l5 1157" svg:viewBox="0 0 6 1158">
          <text:p/>
        </draw:connector>
        <draw:custom-shape draw:style-name="gr256" draw:text-style-name="P8" xml:id="id103" draw:id="id103" draw:layer="layout" svg:width="3.048cm" svg:height="1.535cm" svg:x="21.877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  <text:list-item>
              <text:p text:style-name="P1"><text:span text:style-name="T4">Resource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7" draw:text-style-name="P16" xml:id="id99" draw:id="id99" draw:layer="layout" svg:width="3.048cm" svg:height="1.535cm" svg:x="17.1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5">UMA/MRA</text:span></text:p>
            </text:list-header>
            <text:list-item>
              <text:p text:style-name="P3"><text:span text:style-name="T4">Requesting Party Client</text:span></text:p>
            </text:list-item>
            <text:list-item>
              <text:p text:style-name="P3"><text:span text:style-name="T4">Mail Retrieval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8" draw:text-style-name="P2" xml:id="id105" draw:id="id105" draw:layer="layout" svg:width="3.048cm" svg:height="1.535cm" svg:x="21.877cm" svg:y="15.004cm">
          <text:list text:style-name="L1">
            <text:list-header>
              <text:p text:style-name="P1"><text:span text:style-name="T3">Email App</text:span></text:p>
            </text:list-header>
            <text:list-item>
              <text:p text:style-name="P1"><text:span text:style-name="T4">Resource Owner Cli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61" xml:id="id102" draw:id="id102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10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0" draw:text-style-name="P61" xml:id="id100" draw:id="id100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0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100" draw:start-glue-point="8" draw:end-shape="id101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5cm" svg:y2="11.971cm" draw:start-shape="id102" draw:start-glue-point="8" draw:end-shape="id103" draw:end-glue-point="1" svg:d="M25775 11974l-850-3" svg:viewBox="0 0 851 4">
          <text:p/>
        </draw:connector>
        <draw:connector draw:style-name="gr229" draw:text-style-name="P9" draw:layer="layout" draw:type="line" svg:x1="6.401cm" svg:y1="15.004cm" svg:x2="6.401cm" svg:y2="12.739cm" draw:start-shape="id104" draw:start-glue-point="0" draw:end-shape="id101" draw:end-glue-point="2" svg:d="M6401 15004v-2265" svg:viewBox="0 0 1 2266">
          <text:p/>
        </draw:connector>
        <draw:connector draw:style-name="gr125" draw:text-style-name="P9" draw:layer="layout" draw:type="line" svg:x1="23.401cm" svg:y1="15.004cm" svg:x2="23.401cm" svg:y2="12.739cm" draw:start-shape="id105" draw:start-glue-point="0" draw:end-shape="id103" draw:end-glue-point="2" svg:d="M23401 15004v-2265" svg:viewBox="0 0 1 2266">
          <text:p/>
        </draw:connector>
        <draw:connector draw:style-name="gr126" draw:text-style-name="P10" draw:layer="layout" svg:x1="7.925cm" svg:y1="7.405cm" svg:x2="11.101cm" svg:y2="8.57cm" draw:start-shape="id106" draw:start-glue-point="1" draw:end-shape="id107" draw:end-glue-point="0" svg:d="M7925 7405h3176v1165" svg:viewBox="0 0 3177 1166">
          <text:p/>
        </draw:connector>
        <draw:connector draw:style-name="gr127" draw:text-style-name="P9" draw:layer="layout" svg:x1="21.832cm" svg:y1="7.405cm" svg:x2="18.696cm" svg:y2="8.574cm" draw:start-shape="id108" draw:start-glue-point="3" draw:end-shape="id98" draw:end-glue-point="0" svg:d="M21832 7405h-3136v1169" svg:viewBox="0 0 3137 1170">
          <text:p/>
        </draw:connector>
        <draw:connector draw:style-name="gr229" draw:text-style-name="P9" draw:layer="layout" svg:x1="6.401cm" svg:y1="6.669cm" svg:x2="23.356cm" svg:y2="6.669cm" draw:start-shape="id106" draw:start-glue-point="0" draw:end-shape="id108" draw:end-glue-point="0" svg:d="M6401 6669v-514h16955v514" svg:viewBox="0 0 16956 515">
          <text:p/>
        </draw:connector>
        <draw:connector draw:style-name="gr127" draw:text-style-name="P9" draw:layer="layout" draw:type="line" svg:x1="6.401cm" svg:y1="11.204cm" svg:x2="6.401cm" svg:y2="8.142cm" draw:start-shape="id101" draw:start-glue-point="0" draw:end-shape="id106" draw:end-glue-point="2" svg:d="M6401 11204v-3062" svg:viewBox="0 0 1 3063">
          <text:p/>
        </draw:connector>
        <draw:connector draw:style-name="gr126" draw:text-style-name="P10" draw:layer="layout" svg:x1="11.101cm" svg:y1="10.043cm" svg:x2="11.101cm" svg:y2="11.204cm" draw:start-shape="id107" draw:start-glue-point="2" draw:end-shape="id109" draw:end-glue-point="0" svg:d="M11101 10043v1161" svg:viewBox="0 0 1 1162">
          <text:p/>
        </draw:connector>
        <draw:connector draw:style-name="gr127" draw:text-style-name="P9" draw:layer="layout" draw:type="line" svg:x1="9.577cm" svg:y1="11.971cm" svg:x2="7.925cm" svg:y2="11.971cm" draw:start-shape="id109" draw:start-glue-point="3" draw:end-shape="id101" draw:end-glue-point="1" svg:d="M9577 11971h-1652" svg:viewBox="0 0 1653 1">
          <text:p/>
        </draw:connector>
        <draw:connector draw:style-name="gr126" draw:text-style-name="P10" draw:layer="layout" draw:type="line" svg:x1="23.401cm" svg:y1="11.204cm" svg:x2="23.356cm" svg:y2="8.142cm" draw:start-shape="id103" draw:start-glue-point="0" draw:end-shape="id108" draw:end-glue-point="2" svg:d="M23401 11204l-45-3062" svg:viewBox="0 0 46 3063">
          <text:p/>
        </draw:connector>
        <draw:connector draw:style-name="gr119" draw:text-style-name="P9" draw:layer="layout" draw:type="line" svg:x1="20.225cm" svg:y1="11.971cm" svg:x2="21.877cm" svg:y2="11.971cm" draw:start-shape="id99" draw:start-glue-point="1" draw:end-shape="id103" draw:end-glue-point="3" svg:d="M20225 11971h1652" svg:viewBox="0 0 1653 1">
          <text:p/>
        </draw:connector>
        <draw:connector draw:style-name="gr128" draw:text-style-name="P9" draw:layer="layout" draw:type="lines" draw:line-skew="0.824cm 0.824cm" svg:x1="22.661cm" svg:y1="12.739cm" svg:x2="11.101cm" svg:y2="12.739cm" draw:start-shape="id103" draw:start-glue-point="5" draw:end-shape="id109" draw:end-glue-point="2" svg:d="M22661 12739v1336h-11560v-1336" svg:viewBox="0 0 11561 1337">
          <text:p/>
        </draw:connector>
        <draw:custom-shape draw:style-name="gr261" draw:text-style-name="P12" draw:layer="layout" svg:width="2.195cm" svg:height="0.642cm" svg:x="14.9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6" draw:layer="layout" svg:width="1.497cm" svg:height="0.642cm" svg:x="23.429cm" svg:y="9.438cm">
          <text:list text:style-name="L1">
            <text:list-header>
              <text:p text:style-name="P55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56" draw:layer="layout" svg:width="2.487cm" svg:height="0.642cm" svg:x="11.091cm" svg:y="10.196cm">
          <text:list text:style-name="L1">
            <text:list-header>
              <text:p text:style-name="P55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6" draw:layer="layout" svg:width="2.487cm" svg:height="0.642cm" svg:x="18.694cm" svg:y="10.208cm">
          <text:list text:style-name="L1">
            <text:list-header>
              <text:p text:style-name="P55"><text:span text:style-name="T11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56" draw:layer="layout" svg:width="1.408cm" svg:height="0.642cm" svg:x="8.065cm" svg:y="11.29cm">
          <text:list text:style-name="L1">
            <text:list-header>
              <text:p text:style-name="P55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56" draw:layer="layout" svg:width="1.497cm" svg:height="0.642cm" svg:x="19.633cm" svg:y="6.75cm">
          <text:list text:style-name="L1">
            <text:list-header>
              <text:p text:style-name="P55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9" draw:text-style-name="P56" draw:layer="layout" svg:width="1.408cm" svg:height="0.642cm" svg:x="6.379cm" svg:y="13.602cm">
          <text:list text:style-name="L1">
            <text:list-header>
              <text:p text:style-name="P55"><text:span text:style-name="T11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7" draw:layer="layout" svg:width="1.408cm" svg:height="0.642cm" svg:x="23.3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1" draw:text-style-name="P56" draw:layer="layout" svg:width="3.093cm" svg:height="0.642cm" svg:x="4.832cm" svg:y="16.935cm">
          <text:list text:style-name="L1">
            <text:list-header>
              <text:p text:style-name="P55"><text:span text:style-name="T11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2" draw:text-style-name="P7" draw:layer="layout" svg:width="2.907cm" svg:height="0.642cm" svg:x="22.0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3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4" draw:text-style-name="P7" draw:layer="layout" svg:width="1.912cm" svg:height="0.642cm" svg:x="22.4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3" draw:text-style-name="P9" draw:layer="layout" svg:x1="7.166cm" svg:y1="12.733cm" svg:x2="18.701cm" svg:y2="12.739cm" draw:start-shape="id101" draw:start-glue-point="5" draw:end-shape="id99" draw:end-glue-point="2" svg:d="M7166 12733v518h11535v-512" svg:viewBox="0 0 11536 519">
          <text:p/>
        </draw:connector>
        <draw:custom-shape draw:style-name="gr275" draw:text-style-name="P63" draw:layer="layout" svg:width="2.195cm" svg:height="0.642cm" svg:x="14.96cm" svg:y="13.487cm">
          <text:list text:style-name="L1">
            <text:list-header>
              <text:p text:style-name="P55"><text:span text:style-name="T11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6" draw:text-style-name="P63" draw:layer="layout" svg:width="1.497cm" svg:height="0.642cm" svg:x="8.937cm" svg:y="6.762cm">
          <text:list text:style-name="L1">
            <text:list-header>
              <text:p text:style-name="P55"><text:span text:style-name="T11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1" draw:style-name="dp1" draw:master-page-name="Default">
        <draw:custom-shape draw:style-name="gr277" draw:text-style-name="P2" xml:id="id114" draw:id="id114" draw:layer="layout" svg:width="4.064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8" draw:text-style-name="P4" xml:id="id115" draw:id="id115" draw:layer="layout" svg:width="4.064cm" svg:height="2.032cm" svg:x="20.623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79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0" draw:text-style-name="P8" xml:id="id111" draw:id="id111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2" xml:id="id110" draw:id="id110" draw:layer="layout" svg:width="4.064cm" svg:height="1.535cm" svg:x="5.101cm" svg:y="13.904cm">
          <text:list text:style-name="L1">
            <text:list-header>
              <text:p text:style-name="P1"><text:span text:style-name="T3">Email App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8" xml:id="id113" draw:id="id113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2" xml:id="id112" draw:id="id112" draw:layer="layout" svg:width="4.064cm" svg:height="1.535cm" svg:x="20.648cm" svg:y="13.904cm">
          <text:list text:style-name="L1">
            <text:list-header>
              <text:p text:style-name="P1"><text:span text:style-name="T3">Email App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110" draw:start-glue-point="0" draw:end-shape="id111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112" draw:start-glue-point="0" draw:end-shape="id113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114" draw:start-glue-point="1" draw:end-shape="id115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111" draw:start-glue-point="0" draw:end-shape="id114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113" draw:start-glue-point="0" draw:end-shape="id115" draw:end-glue-point="2" svg:d="M22671 9806l-16-2205" svg:viewBox="0 0 17 2206">
          <text:p/>
        </draw:connector>
        <draw:custom-shape draw:style-name="gr284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5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6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7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8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89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0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1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2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111" draw:start-glue-point="1" draw:end-shape="id113" draw:end-glue-point="3" svg:d="M9174 10822h11465" svg:viewBox="0 0 11466 1">
          <text:p/>
        </draw:connector>
      </draw:page>
      <draw:page draw:name="page12" draw:style-name="dp1" draw:master-page-name="Default">
        <draw:custom-shape draw:style-name="gr293" draw:text-style-name="P2" xml:id="id120" draw:id="id120" draw:layer="layout" svg:width="4.064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4" draw:text-style-name="P4" xml:id="id121" draw:id="id121" draw:layer="layout" svg:width="4.064cm" svg:height="2.032cm" svg:x="20.623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95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96" draw:text-style-name="P8" xml:id="id117" draw:id="id117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7" draw:text-style-name="P2" xml:id="id116" draw:id="id116" draw:layer="layout" svg:width="4.064cm" svg:height="1.535cm" svg:x="5.101cm" svg:y="13.904cm">
          <text:list text:style-name="L1">
            <text:list-header>
              <text:p text:style-name="P1"><text:span text:style-name="T3">Email App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8" draw:text-style-name="P8" xml:id="id119" draw:id="id119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9" draw:text-style-name="P2" xml:id="id118" draw:id="id118" draw:layer="layout" svg:width="4.064cm" svg:height="1.535cm" svg:x="20.648cm" svg:y="13.904cm">
          <text:list text:style-name="L1">
            <text:list-header>
              <text:p text:style-name="P1"><text:span text:style-name="T3">Email App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116" draw:start-glue-point="0" draw:end-shape="id117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118" draw:start-glue-point="0" draw:end-shape="id119" draw:end-glue-point="2" svg:d="M22680 13904l-9-2066" svg:viewBox="0 0 10 2067">
          <text:p/>
        </draw:connector>
        <draw:connector draw:style-name="gr9" draw:text-style-name="P9" draw:layer="layout" svg:x1="9.174cm" svg:y1="6.585cm" svg:x2="20.623cm" svg:y2="6.585cm" draw:start-shape="id120" draw:start-glue-point="1" draw:end-shape="id121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117" draw:start-glue-point="0" draw:end-shape="id120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119" draw:start-glue-point="0" draw:end-shape="id121" draw:end-glue-point="2" svg:d="M22671 9806l-16-2205" svg:viewBox="0 0 17 2206">
          <text:p/>
        </draw:connector>
        <draw:custom-shape draw:style-name="gr300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1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2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3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4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5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6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7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8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174cm" svg:y1="10.822cm" svg:x2="20.639cm" svg:y2="10.822cm" draw:start-shape="id117" draw:start-glue-point="1" draw:end-shape="id119" draw:end-glue-point="3" svg:d="M9174 10822h11465" svg:viewBox="0 0 11466 1">
          <text:p/>
        </draw:connector>
        <draw:line draw:style-name="gr146" draw:text-style-name="P43" draw:layer="layout" svg:x1="12.109cm" svg:y1="7.324cm" svg:x2="17.453cm" svg:y2="7.324cm">
          <text:p text:style-name="P42"><text:span text:style-name="T12">Mail Trust</text:span></text:p>
        </draw:line>
        <draw:g>
          <draw:polygon draw:style-name="gr147" draw:text-style-name="P44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309" draw:text-style-name="P46" draw:layer="layout" svg:width="3.398cm" svg:height="0.705cm" svg:x="13.083cm" svg:y="9.177cm">
          <text:list text:style-name="L1">
            <text:list-header>
              <text:p text:style-name="P45"><text:span text:style-name="T13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149" draw:text-style-name="P43" draw:layer="layout" svg:x1="12.099cm" svg:y1="12.036cm" svg:x2="17.443cm" svg:y2="12.036cm">
          <text:p text:style-name="P42"><text:span text:style-name="T12">UMA Trust</text:span></text:p>
        </draw:line>
      </draw:page>
      <draw:page draw:name="page13" draw:style-name="dp1" draw:master-page-name="Default">
        <draw:custom-shape draw:style-name="gr310" draw:text-style-name="P2" xml:id="id126" draw:id="id126" draw:layer="layout" svg:width="4.064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1" draw:text-style-name="P4" xml:id="id127" draw:id="id127" draw:layer="layout" svg:width="4.064cm" svg:height="2.032cm" svg:x="20.623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312" draw:text-style-name="P7" draw:layer="layout" svg:width="4.122cm" svg:height="1.023cm" svg:x="14.8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3" draw:text-style-name="P8" xml:id="id123" draw:id="id123" draw:layer="layout" svg:width="4.064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4" draw:text-style-name="P2" xml:id="id122" draw:id="id122" draw:layer="layout" svg:width="4.064cm" svg:height="1.535cm" svg:x="5.101cm" svg:y="13.904cm">
          <text:list text:style-name="L1">
            <text:list-header>
              <text:p text:style-name="P1"><text:span text:style-name="T3">Email App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5" draw:text-style-name="P8" xml:id="id125" draw:id="id125" draw:layer="layout" svg:width="4.064cm" svg:height="2.032cm" svg:x="20.639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6" draw:text-style-name="P2" xml:id="id124" draw:id="id124" draw:layer="layout" svg:width="4.064cm" svg:height="1.535cm" svg:x="20.648cm" svg:y="13.904cm">
          <text:list text:style-name="L1">
            <text:list-header>
              <text:p text:style-name="P1"><text:span text:style-name="T3">Email App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133cm" svg:y1="13.904cm" svg:x2="7.142cm" svg:y2="11.838cm" draw:start-shape="id122" draw:start-glue-point="0" draw:end-shape="id123" draw:end-glue-point="2" svg:d="M7133 13904l9-2066" svg:viewBox="0 0 10 2067">
          <text:p/>
        </draw:connector>
        <draw:connector draw:style-name="gr9" draw:text-style-name="P9" draw:layer="layout" draw:type="line" svg:x1="22.68cm" svg:y1="13.904cm" svg:x2="22.671cm" svg:y2="11.838cm" draw:start-shape="id124" draw:start-glue-point="0" draw:end-shape="id125" draw:end-glue-point="2" svg:d="M22680 13904l-9-2066" svg:viewBox="0 0 10 2067">
          <text:p/>
        </draw:connector>
        <draw:connector draw:style-name="gr44" draw:text-style-name="P9" draw:layer="layout" svg:x1="9.174cm" svg:y1="6.585cm" svg:x2="20.623cm" svg:y2="6.585cm" draw:start-shape="id126" draw:start-glue-point="1" draw:end-shape="id127" draw:end-glue-point="3" svg:d="M9174 6585h11449" svg:viewBox="0 0 11450 1">
          <text:p/>
        </draw:connector>
        <draw:connector draw:style-name="gr10" draw:text-style-name="P9" draw:layer="layout" draw:type="line" svg:x1="7.142cm" svg:y1="9.806cm" svg:x2="7.142cm" svg:y2="7.601cm" draw:start-shape="id123" draw:start-glue-point="0" draw:end-shape="id126" draw:end-glue-point="2" svg:d="M7142 9806v-2205" svg:viewBox="0 0 1 2206">
          <text:p/>
        </draw:connector>
        <draw:connector draw:style-name="gr11" draw:text-style-name="P10" draw:layer="layout" draw:type="line" svg:x1="22.671cm" svg:y1="9.806cm" svg:x2="22.655cm" svg:y2="7.601cm" draw:start-shape="id125" draw:start-glue-point="0" draw:end-shape="id127" draw:end-glue-point="2" svg:d="M22671 9806l-16-2205" svg:viewBox="0 0 17 2206">
          <text:p/>
        </draw:connector>
        <draw:custom-shape draw:style-name="gr317" draw:text-style-name="P12" draw:layer="layout" svg:width="5.463cm" svg:height="0.642cm" svg:x="15.024cm" svg:y="9.678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8" draw:text-style-name="P7" draw:layer="layout" svg:width="2.487cm" svg:height="1.023cm" svg:x="7.1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9" draw:text-style-name="P14" draw:layer="layout" svg:width="2.487cm" svg:height="1.023cm" svg:x="22.6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0" draw:text-style-name="P7" draw:layer="layout" svg:width="1.408cm" svg:height="0.642cm" svg:x="7.0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1" draw:text-style-name="P7" draw:layer="layout" svg:width="1.408cm" svg:height="0.642cm" svg:x="22.5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2" draw:text-style-name="P7" draw:layer="layout" svg:width="3.093cm" svg:height="0.642cm" svg:x="5.6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3" draw:text-style-name="P7" draw:layer="layout" svg:width="2.907cm" svg:height="0.642cm" svg:x="21.2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4" draw:text-style-name="P7" draw:layer="layout" svg:width="1.937cm" svg:height="0.642cm" svg:x="6.1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5" draw:text-style-name="P7" draw:layer="layout" svg:width="1.912cm" svg:height="0.642cm" svg:x="21.6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326" draw:text-style-name="P9" draw:layer="layout" svg:x1="9.174cm" svg:y1="10.332cm" svg:x2="20.639cm" svg:y2="10.332cm" draw:start-shape="id123" draw:start-glue-point="6" draw:end-shape="id125" draw:end-glue-point="6" svg:d="M9174 10332h11465" svg:viewBox="0 0 11466 1">
          <text:p/>
        </draw:connector>
        <draw:connector draw:style-name="gr327" draw:text-style-name="P9" draw:layer="layout" svg:x1="9.174cm" svg:y1="11.331cm" svg:x2="20.639cm" svg:y2="11.331cm" draw:start-shape="id123" draw:start-glue-point="7" draw:end-shape="id125" draw:end-glue-point="7" svg:d="M9174 11331h11465" svg:viewBox="0 0 11466 1">
          <text:p/>
        </draw:connector>
        <draw:custom-shape draw:style-name="gr328" draw:text-style-name="P66" draw:layer="layout" svg:width="5.612cm" svg:height="0.642cm" svg:x="14.95cm" svg:y="10.719cm">
          <text:list text:style-name="L1">
            <text:list-header>
              <text:p text:style-name="P65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2-08T17:23:42.336622114</dc:date>
    <dc:creator>Igor Zboran</dc:creator>
    <meta:editing-duration>P3DT5H32M14S</meta:editing-duration>
    <meta:editing-cycles>266</meta:editing-cycles>
    <meta:generator>LibreOffice/7.0.4.2$Linux_X86_64 LibreOffice_project/1c5f81ee28659974774060c3fe084e73b3bd074b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457"/>
  </office:meta>
</office:document-meta>
</file>